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egoe UI" svg:font-family="'Segoe UI'"/>
    <style:font-face style:name="Source Sans Pro" svg:font-family="'Source Sans Pro', sans-serif"/>
    <style:font-face style:name="monospace" svg:font-family="monospace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8.874cm" table:align="left"/>
    </style:style>
    <style:style style:name="Tableau1.A" style:family="table-column">
      <style:table-column-properties style:column-width="5.539cm"/>
    </style:style>
    <style:style style:name="Tableau1.B" style:family="table-column">
      <style:table-column-properties style:column-width="3.336cm"/>
    </style:style>
    <style:style style:name="Tableau1.A1" style:family="table-cell">
      <style:table-cell-properties style:vertical-align="middle" fo:padding="0cm" fo:border="none"/>
    </style:style>
    <style:style style:name="Tableau1.2" style:family="table-row">
      <style:table-row-properties fo:background-color="#f0f0f0">
        <style:background-image/>
      </style:table-row-properties>
    </style:style>
    <style:style style:name="Tableau1.3" style:family="table-row">
      <style:table-row-properties fo:background-color="#ffffff">
        <style:background-image/>
      </style:table-row-properties>
    </style:style>
    <style:style style:name="Tableau2" style:family="table">
      <style:table-properties style:width="7.493cm" table:align="left"/>
    </style:style>
    <style:style style:name="Tableau2.A" style:family="table-column">
      <style:table-column-properties style:column-width="5.173cm"/>
    </style:style>
    <style:style style:name="Tableau2.B" style:family="table-column">
      <style:table-column-properties style:column-width="2.32cm"/>
    </style:style>
    <style:style style:name="Tableau2.A1" style:family="table-cell">
      <style:table-cell-properties style:vertical-align="middle" fo:padding="0cm" fo:border="none"/>
    </style:style>
    <style:style style:name="Tableau2.2" style:family="table-row">
      <style:table-row-properties fo:background-color="#f0f0f0">
        <style:background-image/>
      </style:table-row-properties>
    </style:style>
    <style:style style:name="Tableau2.3" style:family="table-row">
      <style:table-row-properties fo:background-color="#ffffff">
        <style:background-image/>
      </style:table-row-properties>
    </style:style>
    <style:style style:name="P1" style:family="paragraph" style:parent-style-name="Standard">
      <style:paragraph-properties fo:text-align="center" style:justify-single-word="false"/>
      <style:text-properties fo:font-size="16pt" officeooo:rsid="001de795" officeooo:paragraph-rsid="001de795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1de795" officeooo:paragraph-rsid="001de795" style:font-size-asian="14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style:text-underline-style="none" fo:font-weight="normal" officeooo:rsid="00590092" officeooo:paragraph-rsid="00590092" style:font-size-asian="14pt" style:font-weight-asian="normal" style:font-size-complex="16pt" style:font-weight-complex="normal"/>
    </style:style>
    <style:style style:name="P4" style:family="paragraph" style:parent-style-name="Standard">
      <style:text-properties officeooo:rsid="001de795" officeooo:paragraph-rsid="001de795"/>
    </style:style>
    <style:style style:name="P5" style:family="paragraph" style:parent-style-name="Standard">
      <style:text-properties style:text-underline-style="solid" style:text-underline-width="auto" style:text-underline-color="font-color" officeooo:rsid="001de795" officeooo:paragraph-rsid="001de795" fo:background-color="#b2b2b2"/>
    </style:style>
    <style:style style:name="P6" style:family="paragraph" style:parent-style-name="Standard">
      <style:text-properties style:text-underline-style="solid" style:text-underline-width="auto" style:text-underline-color="font-color" officeooo:rsid="001fa6a7" officeooo:paragraph-rsid="001fa6a7" fo:background-color="#b2b2b2"/>
    </style:style>
    <style:style style:name="P7" style:family="paragraph" style:parent-style-name="Standard">
      <style:text-properties style:text-underline-style="solid" style:text-underline-width="auto" style:text-underline-color="font-color" officeooo:rsid="0025e862" officeooo:paragraph-rsid="0025e862" fo:background-color="#b2b2b2"/>
    </style:style>
    <style:style style:name="P8" style:family="paragraph" style:parent-style-name="Standard">
      <style:text-properties style:text-underline-style="solid" style:text-underline-width="auto" style:text-underline-color="font-color" officeooo:rsid="001fa6a7" officeooo:paragraph-rsid="001fa6a7"/>
    </style:style>
    <style:style style:name="P9" style:family="paragraph" style:parent-style-name="Standard">
      <style:text-properties style:text-underline-style="solid" style:text-underline-width="auto" style:text-underline-color="font-color" officeooo:rsid="0022a405" officeooo:paragraph-rsid="0022a405"/>
    </style:style>
    <style:style style:name="P10" style:family="paragraph" style:parent-style-name="Standard">
      <style:text-properties style:text-underline-style="solid" style:text-underline-width="auto" style:text-underline-color="font-color" officeooo:rsid="0022a405" officeooo:paragraph-rsid="00256bb3"/>
    </style:style>
    <style:style style:name="P11" style:family="paragraph" style:parent-style-name="Standard">
      <style:text-properties style:text-underline-style="solid" style:text-underline-width="auto" style:text-underline-color="font-color" fo:font-weight="normal" officeooo:rsid="00308bdb" officeooo:paragraph-rsid="00308bdb" fo:background-color="#b2b2b2" style:font-weight-asian="normal" style:font-weight-complex="normal"/>
    </style:style>
    <style:style style:name="P12" style:family="paragraph" style:parent-style-name="Standard">
      <style:text-properties style:text-underline-style="solid" style:text-underline-width="auto" style:text-underline-color="font-color" fo:font-weight="normal" officeooo:rsid="004ba278" officeooo:paragraph-rsid="004ba278" fo:background-color="#b2b2b2" style:font-weight-asian="normal" style:font-weight-complex="normal"/>
    </style:style>
    <style:style style:name="P13" style:family="paragraph" style:parent-style-name="Standard">
      <style:text-properties style:text-underline-style="solid" style:text-underline-width="auto" style:text-underline-color="font-color" fo:font-weight="normal" officeooo:rsid="00308bdb" officeooo:paragraph-rsid="00308bdb" style:font-weight-asian="normal" style:font-weight-complex="normal"/>
    </style:style>
    <style:style style:name="P14" style:family="paragraph" style:parent-style-name="Standard">
      <style:text-properties style:text-underline-style="solid" style:text-underline-width="auto" style:text-underline-color="font-color" fo:font-weight="normal" officeooo:rsid="00308bdb" officeooo:paragraph-rsid="004ba278" style:font-weight-asian="normal" style:font-weight-complex="normal"/>
    </style:style>
    <style:style style:name="P15" style:family="paragraph" style:parent-style-name="Standard">
      <style:text-properties style:text-underline-style="solid" style:text-underline-width="auto" style:text-underline-color="font-color" fo:font-weight="normal" officeooo:rsid="004ac550" officeooo:paragraph-rsid="004ba278" style:font-weight-asian="normal" style:font-weight-complex="normal"/>
    </style:style>
    <style:style style:name="P16" style:family="paragraph" style:parent-style-name="Standard">
      <style:text-properties officeooo:paragraph-rsid="001e83f8"/>
    </style:style>
    <style:style style:name="P17" style:family="paragraph" style:parent-style-name="Standard">
      <style:text-properties officeooo:rsid="001fa6a7" officeooo:paragraph-rsid="001fa6a7"/>
    </style:style>
    <style:style style:name="P18" style:family="paragraph" style:parent-style-name="Standard">
      <style:text-properties fo:color="#ce181e" officeooo:rsid="001fa6a7" officeooo:paragraph-rsid="001fa6a7"/>
    </style:style>
    <style:style style:name="P19" style:family="paragraph" style:parent-style-name="Standard">
      <style:text-properties fo:color="#ce181e" style:text-underline-style="none" officeooo:rsid="0022a405" officeooo:paragraph-rsid="0022a405"/>
    </style:style>
    <style:style style:name="P20" style:family="paragraph" style:parent-style-name="Standard">
      <style:text-properties fo:color="#ce181e" style:text-underline-style="none" officeooo:rsid="0022a405" officeooo:paragraph-rsid="002bdc8e"/>
    </style:style>
    <style:style style:name="P21" style:family="paragraph" style:parent-style-name="Standard">
      <style:text-properties officeooo:rsid="0020fd5d" officeooo:paragraph-rsid="001fa6a7"/>
    </style:style>
    <style:style style:name="P22" style:family="paragraph" style:parent-style-name="Standard">
      <style:text-properties officeooo:rsid="0020fd5d" officeooo:paragraph-rsid="0020fd5d"/>
    </style:style>
    <style:style style:name="P23" style:family="paragraph" style:parent-style-name="Standard">
      <style:text-properties officeooo:paragraph-rsid="0020fd5d"/>
    </style:style>
    <style:style style:name="P24" style:family="paragraph" style:parent-style-name="Standard">
      <style:text-properties style:text-underline-style="none" officeooo:rsid="0022a405" officeooo:paragraph-rsid="0022a405"/>
    </style:style>
    <style:style style:name="P25" style:family="paragraph" style:parent-style-name="Standard">
      <style:text-properties style:text-underline-style="none" officeooo:rsid="0022a405" officeooo:paragraph-rsid="00256bb3"/>
    </style:style>
    <style:style style:name="P26" style:family="paragraph" style:parent-style-name="Standard">
      <style:text-properties style:text-underline-style="none" officeooo:rsid="0022a405" officeooo:paragraph-rsid="002bdc8e"/>
    </style:style>
    <style:style style:name="P27" style:family="paragraph" style:parent-style-name="Standard">
      <style:text-properties style:text-underline-style="none" officeooo:rsid="0022a405" officeooo:paragraph-rsid="00247904"/>
    </style:style>
    <style:style style:name="P28" style:family="paragraph" style:parent-style-name="Standard">
      <style:text-properties style:text-underline-style="none" officeooo:rsid="0022a405" officeooo:paragraph-rsid="002c4e2d"/>
    </style:style>
    <style:style style:name="P29" style:family="paragraph" style:parent-style-name="Standard">
      <style:text-properties style:text-underline-style="none" officeooo:rsid="0025e862" officeooo:paragraph-rsid="0025e862"/>
    </style:style>
    <style:style style:name="P30" style:family="paragraph" style:parent-style-name="Standard">
      <style:text-properties style:text-underline-style="none" officeooo:rsid="0025e862" officeooo:paragraph-rsid="00275f58"/>
    </style:style>
    <style:style style:name="P31" style:family="paragraph" style:parent-style-name="Standard">
      <style:text-properties style:text-underline-style="none" officeooo:rsid="00275f58" officeooo:paragraph-rsid="00275f58"/>
    </style:style>
    <style:style style:name="P32" style:family="paragraph" style:parent-style-name="Standard">
      <style:text-properties style:text-underline-style="none" officeooo:rsid="00286084" officeooo:paragraph-rsid="00286084"/>
    </style:style>
    <style:style style:name="P33" style:family="paragraph" style:parent-style-name="Standard">
      <style:text-properties style:text-underline-style="none" officeooo:rsid="002c4e2d" officeooo:paragraph-rsid="002c4e2d"/>
    </style:style>
    <style:style style:name="P34" style:family="paragraph" style:parent-style-name="Standard">
      <style:text-properties style:text-underline-style="none" officeooo:rsid="002dff28" officeooo:paragraph-rsid="002dff28"/>
    </style:style>
    <style:style style:name="P35" style:family="paragraph" style:parent-style-name="Standard">
      <style:text-properties style:text-underline-style="none" fo:font-weight="normal" officeooo:rsid="002dff28" officeooo:paragraph-rsid="002dff28" style:font-weight-asian="normal" style:font-weight-complex="normal"/>
    </style:style>
    <style:style style:name="P36" style:family="paragraph" style:parent-style-name="Standard">
      <style:text-properties style:text-underline-style="none" fo:font-weight="normal" officeooo:rsid="002dff28" officeooo:paragraph-rsid="00308bdb" style:font-weight-asian="normal" style:font-weight-complex="normal"/>
    </style:style>
    <style:style style:name="P37" style:family="paragraph" style:parent-style-name="Standard">
      <style:text-properties style:text-underline-style="none" fo:font-weight="normal" officeooo:rsid="002dff28" officeooo:paragraph-rsid="003a96f4" style:font-weight-asian="normal" style:font-weight-complex="normal"/>
    </style:style>
    <style:style style:name="P38" style:family="paragraph" style:parent-style-name="Standard">
      <style:text-properties style:text-underline-style="none" fo:font-weight="normal" officeooo:rsid="002dff28" officeooo:paragraph-rsid="0054109e" style:font-weight-asian="normal" style:font-weight-complex="normal"/>
    </style:style>
    <style:style style:name="P39" style:family="paragraph" style:parent-style-name="Standard">
      <style:text-properties style:text-underline-style="none" fo:font-weight="normal" officeooo:rsid="002dff28" officeooo:paragraph-rsid="0057119a" style:font-weight-asian="normal" style:font-weight-complex="normal"/>
    </style:style>
    <style:style style:name="P40" style:family="paragraph" style:parent-style-name="Standard">
      <style:text-properties style:text-underline-style="none" fo:font-weight="normal" officeooo:rsid="00308bdb" officeooo:paragraph-rsid="00308bdb" style:font-weight-asian="normal" style:font-weight-complex="normal"/>
    </style:style>
    <style:style style:name="P41" style:family="paragraph" style:parent-style-name="Standard">
      <style:text-properties style:text-underline-style="none" fo:font-weight="normal" officeooo:rsid="00308bdb" officeooo:paragraph-rsid="00496542" style:font-weight-asian="normal" style:font-weight-complex="normal"/>
    </style:style>
    <style:style style:name="P42" style:family="paragraph" style:parent-style-name="Standard">
      <style:text-properties style:text-underline-style="none" fo:font-weight="normal" officeooo:rsid="00308bdb" officeooo:paragraph-rsid="004ba278" style:font-weight-asian="normal" style:font-weight-complex="normal"/>
    </style:style>
    <style:style style:name="P43" style:family="paragraph" style:parent-style-name="Standard">
      <style:text-properties style:text-underline-style="none" fo:font-weight="normal" officeooo:rsid="00308bdb" officeooo:paragraph-rsid="0054109e" style:font-weight-asian="normal" style:font-weight-complex="normal"/>
    </style:style>
    <style:style style:name="P44" style:family="paragraph" style:parent-style-name="Standard">
      <style:text-properties style:text-underline-style="none" fo:font-weight="normal" officeooo:rsid="00308bdb" officeooo:paragraph-rsid="003a96f4" style:font-weight-asian="normal" style:font-weight-complex="normal"/>
    </style:style>
    <style:style style:name="P45" style:family="paragraph" style:parent-style-name="Standard">
      <style:text-properties style:text-underline-style="none" fo:font-weight="normal" officeooo:rsid="00308bdb" officeooo:paragraph-rsid="004c8759" style:font-weight-asian="normal" style:font-weight-complex="normal"/>
    </style:style>
    <style:style style:name="P46" style:family="paragraph" style:parent-style-name="Standard">
      <style:text-properties style:text-underline-style="none" fo:font-weight="normal" officeooo:rsid="004ac550" officeooo:paragraph-rsid="004ac550" style:font-weight-asian="normal" style:font-weight-complex="normal"/>
    </style:style>
    <style:style style:name="P47" style:family="paragraph" style:parent-style-name="Standard">
      <style:text-properties style:text-underline-style="none" fo:font-weight="normal" officeooo:rsid="004ac550" officeooo:paragraph-rsid="004ba278" style:font-weight-asian="normal" style:font-weight-complex="normal"/>
    </style:style>
    <style:style style:name="P48" style:family="paragraph" style:parent-style-name="Standard">
      <style:text-properties style:text-underline-style="none" fo:font-weight="normal" officeooo:rsid="004ba278" officeooo:paragraph-rsid="004ba278" style:font-weight-asian="normal" style:font-weight-complex="normal"/>
    </style:style>
    <style:style style:name="P49" style:family="paragraph" style:parent-style-name="Standard">
      <style:text-properties style:text-underline-style="none" fo:font-weight="normal" officeooo:rsid="003a96f4" officeooo:paragraph-rsid="0054109e" style:font-weight-asian="normal" style:font-weight-complex="normal"/>
    </style:style>
    <style:style style:name="P50" style:family="paragraph" style:parent-style-name="Standard">
      <style:text-properties style:text-underline-style="none" fo:font-weight="normal" officeooo:rsid="0055da63" officeooo:paragraph-rsid="0055da63" style:font-weight-asian="normal" style:font-weight-complex="normal"/>
    </style:style>
    <style:style style:name="P51" style:family="paragraph" style:parent-style-name="Standard">
      <style:text-properties style:text-underline-style="none" officeooo:rsid="00363a9c" officeooo:paragraph-rsid="00404986"/>
    </style:style>
    <style:style style:name="P52" style:family="paragraph" style:parent-style-name="Standard">
      <style:text-properties fo:color="#000000" style:text-underline-style="none" officeooo:rsid="0022a405" officeooo:paragraph-rsid="002bdc8e"/>
    </style:style>
    <style:style style:name="P53" style:family="paragraph" style:parent-style-name="Standard">
      <style:text-properties fo:color="#000000" style:text-underline-style="none" officeooo:rsid="0022a405" officeooo:paragraph-rsid="002c4e2d"/>
    </style:style>
    <style:style style:name="P54" style:family="paragraph" style:parent-style-name="Standard">
      <style:text-properties fo:color="#000000" style:text-underline-style="none" officeooo:rsid="00247904" officeooo:paragraph-rsid="002c4e2d"/>
    </style:style>
    <style:style style:name="P55" style:family="paragraph" style:parent-style-name="Standard">
      <style:text-properties fo:color="#ed1c24" style:text-underline-style="none" officeooo:rsid="0022a405" officeooo:paragraph-rsid="002bdc8e"/>
    </style:style>
    <style:style style:name="P56" style:family="paragraph" style:parent-style-name="Standard">
      <style:text-properties officeooo:paragraph-rsid="0031aaae"/>
    </style:style>
    <style:style style:name="P5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328117" officeooo:paragraph-rsid="00328117" style:font-size-asian="12pt" style:font-size-complex="12pt"/>
    </style:style>
    <style:style style:name="P5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paragraph-rsid="0044d8a8" style:font-size-asian="12pt" style:font-size-complex="12pt"/>
    </style:style>
    <style:style style:name="P59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solid" style:text-underline-width="auto" style:text-underline-color="font-color" fo:font-weight="normal" officeooo:paragraph-rsid="0044d8a8" style:font-size-asian="12pt" style:font-size-complex="12pt"/>
    </style:style>
    <style:style style:name="P60" style:family="paragraph" style:parent-style-name="Standard">
      <style:text-properties fo:font-variant="normal" fo:text-transform="none" fo:color="#000000" style:font-name="Source Sans Pro" fo:font-size="10.5pt" fo:letter-spacing="normal" fo:font-style="normal" style:text-underline-style="none" fo:font-weight="normal" officeooo:rsid="00308bdb" officeooo:paragraph-rsid="004ba278" style:font-weight-asian="normal" style:font-weight-complex="normal"/>
    </style:style>
    <style:style style:name="P61" style:family="paragraph" style:parent-style-name="Standard">
      <style:text-properties fo:font-variant="normal" fo:text-transform="none" fo:color="#000000" style:font-name="Source Sans Pro" fo:font-size="10.5pt" fo:letter-spacing="normal" fo:font-style="normal" style:text-underline-style="none" fo:font-weight="normal" officeooo:rsid="002dff28" officeooo:paragraph-rsid="0054109e" style:font-weight-asian="normal" style:font-weight-complex="normal"/>
    </style:style>
    <style:style style:name="P62" style:family="paragraph" style:parent-style-name="Standard">
      <style:text-properties fo:font-variant="normal" fo:text-transform="none" fo:color="#000000" style:font-name="Source Sans Pro" fo:font-size="10.5pt" fo:letter-spacing="normal" fo:font-style="normal" style:text-underline-style="none" fo:font-weight="normal" officeooo:rsid="002dff28" officeooo:paragraph-rsid="0057119a" style:font-weight-asian="normal" style:font-weight-complex="normal"/>
    </style:style>
    <style:style style:name="P63" style:family="paragraph" style:parent-style-name="Standard">
      <style:text-properties fo:font-variant="normal" fo:text-transform="none" fo:color="#000000" style:font-name="Source Sans Pro" fo:font-size="10.5pt" fo:letter-spacing="normal" fo:font-style="normal" style:text-underline-style="none" fo:font-weight="normal" officeooo:rsid="0055da63" officeooo:paragraph-rsid="0055da63" style:font-weight-asian="normal" style:font-weight-complex="normal"/>
    </style:style>
    <style:style style:name="P64" style:family="paragraph" style:parent-style-name="Standard">
      <style:text-properties fo:font-variant="normal" fo:text-transform="none" fo:color="#000000" style:font-name="Source Sans Pro" fo:font-size="10.5pt" fo:letter-spacing="normal" fo:font-style="normal" style:text-underline-style="none" fo:font-weight="normal" officeooo:rsid="0055fc87" officeooo:paragraph-rsid="0055fc87" style:font-weight-asian="normal" style:font-weight-complex="normal"/>
    </style:style>
    <style:style style:name="P65" style:family="paragraph" style:parent-style-name="Standard">
      <style:text-properties fo:font-variant="normal" fo:text-transform="none" fo:color="#000000" style:font-name="Source Sans Pro" fo:font-size="10.5pt" fo:letter-spacing="normal" fo:font-style="normal" style:text-underline-style="none" fo:font-weight="normal" officeooo:rsid="0057119a" officeooo:paragraph-rsid="0057119a" style:font-weight-asian="normal" style:font-weight-complex="normal"/>
    </style:style>
    <style:style style:name="P66" style:family="paragraph" style:parent-style-name="Standard">
      <style:text-properties fo:font-variant="normal" fo:text-transform="none" fo:color="#000000" style:font-name="Source Sans Pro" fo:font-size="10.5pt" fo:letter-spacing="normal" fo:font-style="normal" style:text-underline-style="none" fo:font-weight="normal" officeooo:rsid="0057119a" officeooo:paragraph-rsid="005cea37" style:font-weight-asian="normal" style:font-weight-complex="normal"/>
    </style:style>
    <style:style style:name="P67" style:family="paragraph" style:parent-style-name="Standard">
      <style:text-properties fo:font-variant="normal" fo:text-transform="none" fo:color="#000000" style:font-name="Source Sans Pro" fo:font-size="10.5pt" fo:letter-spacing="normal" fo:font-style="normal" style:text-underline-style="none" fo:font-weight="normal" officeooo:rsid="005cea37" officeooo:paragraph-rsid="005cea37" style:font-weight-asian="normal" style:font-weight-complex="normal"/>
    </style:style>
    <style:style style:name="P68" style:family="paragraph" style:parent-style-name="Standard">
      <style:text-properties fo:font-variant="normal" fo:text-transform="none" fo:color="#000000" style:font-name="Source Sans Pro" fo:font-size="10.5pt" fo:letter-spacing="normal" fo:font-style="normal" style:text-underline-style="none" fo:font-weight="normal" officeooo:rsid="005d2a30" officeooo:paragraph-rsid="005d2a30" style:font-weight-asian="normal" style:font-weight-complex="normal"/>
    </style:style>
    <style:style style:name="P69" style:family="paragraph" style:parent-style-name="Standard">
      <style:text-properties fo:font-variant="normal" fo:text-transform="none" fo:color="#000000" style:font-name="Source Sans Pro" fo:font-size="10.5pt" fo:letter-spacing="normal" fo:font-style="normal" style:text-underline-style="none" fo:font-weight="normal" officeooo:rsid="005d527c" officeooo:paragraph-rsid="005d527c" style:font-weight-asian="normal" style:font-weight-complex="normal"/>
    </style:style>
    <style:style style:name="P70" style:family="paragraph" style:parent-style-name="Standard">
      <style:text-properties fo:font-variant="normal" fo:text-transform="none" fo:color="#000000" style:font-name="Source Sans Pro" fo:font-size="10.5pt" fo:letter-spacing="normal" fo:font-style="normal" style:text-underline-style="none" fo:font-weight="normal" officeooo:rsid="005ea32f" officeooo:paragraph-rsid="005ea32f" style:font-weight-asian="normal" style:font-weight-complex="normal"/>
    </style:style>
    <style:style style:name="P71" style:family="paragraph" style:parent-style-name="Standard">
      <style:text-properties fo:font-variant="normal" fo:text-transform="none" fo:color="#000000" style:font-name="Source Sans Pro" fo:font-size="10.5pt" fo:letter-spacing="normal" fo:font-style="normal" style:text-underline-style="none" fo:font-weight="normal" officeooo:rsid="005ea32f" officeooo:paragraph-rsid="0060e811" style:font-weight-asian="normal" style:font-weight-complex="normal"/>
    </style:style>
    <style:style style:name="P72" style:family="paragraph" style:parent-style-name="Standard">
      <style:text-properties fo:font-variant="normal" fo:text-transform="none" fo:color="#000000" style:font-name="Source Sans Pro" fo:font-size="10.5pt" fo:letter-spacing="normal" fo:font-style="normal" style:text-underline-style="none" fo:font-weight="normal" officeooo:rsid="0061961a" officeooo:paragraph-rsid="0061961a" style:font-weight-asian="normal" style:font-weight-complex="normal"/>
    </style:style>
    <style:style style:name="P73" style:family="paragraph" style:parent-style-name="Standard">
      <style:text-properties fo:font-variant="normal" fo:text-transform="none" fo:color="#000000" style:font-name="Source Sans Pro" fo:font-size="10.5pt" fo:letter-spacing="normal" fo:font-style="normal" style:text-underline-style="none" fo:font-weight="normal" officeooo:rsid="0060e811" officeooo:paragraph-rsid="005ea32f" style:font-weight-asian="normal" style:font-weight-complex="normal"/>
    </style:style>
    <style:style style:name="P74" style:family="paragraph" style:parent-style-name="Standard">
      <style:text-properties fo:font-variant="normal" fo:text-transform="none" fo:color="#000000" style:font-name="Source Sans Pro" fo:font-size="10.5pt" fo:letter-spacing="normal" fo:font-style="normal" style:text-underline-style="none" fo:font-weight="normal" officeooo:rsid="0062c740" officeooo:paragraph-rsid="0062c740" style:font-weight-asian="normal" style:font-weight-complex="normal"/>
    </style:style>
    <style:style style:name="P75" style:family="paragraph" style:parent-style-name="Standard">
      <style:text-properties fo:font-variant="normal" fo:text-transform="none" fo:color="#000000" style:font-name="Source Sans Pro" fo:font-size="10.5pt" fo:letter-spacing="normal" fo:font-style="normal" style:text-underline-style="none" fo:font-weight="normal" officeooo:rsid="0066f808" officeooo:paragraph-rsid="0066f808" style:font-weight-asian="normal" style:font-weight-complex="normal"/>
    </style:style>
    <style:style style:name="P76" style:family="paragraph" style:parent-style-name="Standard">
      <style:text-properties fo:font-variant="normal" fo:text-transform="none" fo:color="#000000" style:font-name="Source Sans Pro" fo:font-size="10.5pt" fo:letter-spacing="normal" fo:font-style="normal" style:text-underline-style="none" fo:font-weight="normal" officeooo:rsid="00686139" officeooo:paragraph-rsid="00686139" style:font-weight-asian="normal" style:font-weight-complex="normal"/>
    </style:style>
    <style:style style:name="P77" style:family="paragraph" style:parent-style-name="Standard">
      <style:text-properties fo:font-variant="normal" fo:text-transform="none" fo:color="#000000" style:font-name="Source Sans Pro" fo:font-size="10.5pt" fo:letter-spacing="normal" fo:font-style="normal" style:text-underline-style="solid" style:text-underline-width="auto" style:text-underline-color="font-color" fo:font-weight="normal" officeooo:rsid="003a96f4" officeooo:paragraph-rsid="0055da63" fo:background-color="#b2b2b2" style:font-weight-asian="normal" style:font-weight-complex="normal"/>
    </style:style>
    <style:style style:name="P78" style:family="paragraph" style:parent-style-name="Standard">
      <style:text-properties fo:font-variant="normal" fo:text-transform="none" fo:color="#000000" style:font-name="Source Sans Pro" fo:font-size="10.5pt" fo:letter-spacing="normal" fo:font-style="normal" style:text-underline-style="solid" style:text-underline-width="auto" style:text-underline-color="font-color" fo:font-weight="normal" officeooo:rsid="003a96f4" officeooo:paragraph-rsid="0057119a" fo:background-color="#b2b2b2" style:font-weight-asian="normal" style:font-weight-complex="normal"/>
    </style:style>
    <style:style style:name="P79" style:family="paragraph" style:parent-style-name="Standard">
      <style:text-properties fo:font-variant="normal" fo:text-transform="none" fo:color="#000000" style:font-name="Source Sans Pro" fo:font-size="10.5pt" fo:letter-spacing="normal" fo:font-style="normal" style:text-underline-style="solid" style:text-underline-width="auto" style:text-underline-color="font-color" fo:font-weight="normal" officeooo:rsid="002dff28" officeooo:paragraph-rsid="0054109e" style:font-weight-asian="normal" style:font-weight-complex="normal"/>
    </style:style>
    <style:style style:name="P80" style:family="paragraph" style:parent-style-name="Standard">
      <style:text-properties fo:font-variant="normal" fo:text-transform="none" fo:color="#000000" style:font-name="Source Sans Pro" fo:font-size="10.5pt" fo:letter-spacing="normal" fo:font-style="normal" style:text-underline-style="solid" style:text-underline-width="auto" style:text-underline-color="font-color" fo:font-weight="normal" officeooo:rsid="0055da63" officeooo:paragraph-rsid="0055da63" style:font-weight-asian="normal" style:font-weight-complex="normal"/>
    </style:style>
    <style:style style:name="P81" style:family="paragraph" style:parent-style-name="Standard">
      <style:text-properties fo:font-variant="normal" fo:text-transform="none" fo:color="#000000" style:font-name="Source Sans Pro" fo:font-size="10.5pt" fo:letter-spacing="normal" fo:font-style="normal" style:text-underline-style="solid" style:text-underline-width="auto" style:text-underline-color="font-color" fo:font-weight="normal" officeooo:rsid="005ea32f" officeooo:paragraph-rsid="005ea32f" style:font-weight-asian="normal" style:font-weight-complex="normal"/>
    </style:style>
    <style:style style:name="P82" style:family="paragraph" style:parent-style-name="Standard">
      <style:text-properties fo:font-variant="normal" fo:text-transform="none" fo:color="#000000" style:font-name="Source Sans Pro" fo:font-size="10.5pt" fo:letter-spacing="normal" fo:font-style="normal" style:text-underline-style="solid" style:text-underline-width="auto" style:text-underline-color="font-color" fo:font-weight="normal" officeooo:rsid="0062c740" officeooo:paragraph-rsid="0062c740" style:font-weight-asian="normal" style:font-weight-complex="normal"/>
    </style:style>
    <style:style style:name="P83" style:family="paragraph" style:parent-style-name="Standard">
      <style:text-properties fo:font-variant="normal" fo:text-transform="none" fo:color="#000000" style:font-name="Source Sans Pro" fo:font-size="10.5pt" fo:letter-spacing="normal" fo:font-style="normal" style:text-underline-style="solid" style:text-underline-width="auto" style:text-underline-color="font-color" fo:font-weight="normal" officeooo:rsid="005cea37" officeooo:paragraph-rsid="005cea37" fo:background-color="#cccccc" style:font-weight-asian="normal" style:font-weight-complex="normal"/>
    </style:style>
    <style:style style:name="P84" style:family="paragraph" style:parent-style-name="Standard">
      <style:text-properties fo:font-variant="normal" fo:text-transform="none" fo:color="#000000" style:font-name="Source Sans Pro" fo:font-size="10.5pt" fo:letter-spacing="normal" fo:font-style="normal" style:text-underline-style="solid" style:text-underline-width="auto" style:text-underline-color="font-color" fo:font-weight="normal" officeooo:rsid="005d2a30" officeooo:paragraph-rsid="005d2a30" fo:background-color="#cccccc" style:font-weight-asian="normal" style:font-weight-complex="normal"/>
    </style:style>
    <style:style style:name="P85" style:family="paragraph" style:parent-style-name="Standard">
      <style:text-properties fo:font-variant="normal" fo:text-transform="none" fo:color="#000000" style:font-name="Source Sans Pro" fo:font-size="10.5pt" fo:letter-spacing="normal" fo:font-style="normal" style:text-underline-style="solid" style:text-underline-width="auto" style:text-underline-color="font-color" fo:font-weight="normal" officeooo:rsid="005d527c" officeooo:paragraph-rsid="005d527c" fo:background-color="#cccccc" style:font-weight-asian="normal" style:font-weight-complex="normal"/>
    </style:style>
    <style:style style:name="P86" style:family="paragraph" style:parent-style-name="Standard">
      <style:text-properties fo:font-variant="normal" fo:text-transform="none" fo:color="#000000" style:font-name="Source Sans Pro" fo:font-size="10.5pt" fo:letter-spacing="normal" fo:font-style="normal" style:text-underline-style="solid" style:text-underline-width="auto" style:text-underline-color="font-color" fo:font-weight="normal" officeooo:rsid="005ea32f" officeooo:paragraph-rsid="005ea32f" fo:background-color="#cccccc" style:font-weight-asian="normal" style:font-weight-complex="normal"/>
    </style:style>
    <style:style style:name="P87" style:family="paragraph" style:parent-style-name="Standard">
      <style:text-properties fo:font-variant="normal" fo:text-transform="none" fo:color="#000000" style:font-name="Source Sans Pro" fo:font-size="10.5pt" fo:letter-spacing="normal" fo:font-style="normal" style:text-underline-style="solid" style:text-underline-width="auto" style:text-underline-color="font-color" fo:font-weight="normal" officeooo:rsid="0060e811" officeooo:paragraph-rsid="0060e811" fo:background-color="#cccccc" style:font-weight-asian="normal" style:font-weight-complex="normal"/>
    </style:style>
    <style:style style:name="P88" style:family="paragraph" style:parent-style-name="Standard">
      <style:text-properties fo:font-variant="normal" fo:text-transform="none" fo:color="#000000" style:font-name="Source Sans Pro" fo:font-size="10.5pt" fo:letter-spacing="normal" fo:font-style="italic" style:text-underline-style="none" fo:font-weight="normal" officeooo:rsid="005ea32f" officeooo:paragraph-rsid="005ea32f" style:font-style-asian="italic" style:font-weight-asian="normal" style:font-style-complex="italic" style:font-weight-complex="normal"/>
    </style:style>
    <style:style style:name="P89" style:family="paragraph" style:parent-style-name="Standard">
      <style:paragraph-properties fo:text-align="center" style:justify-single-word="false"/>
      <style:text-properties fo:font-variant="normal" fo:text-transform="none" fo:color="#000000" style:font-name="Source Sans Pro" fo:font-size="16pt" fo:letter-spacing="normal" fo:font-style="normal" style:text-underline-style="none" fo:font-weight="normal" officeooo:rsid="0061b7c8" officeooo:paragraph-rsid="0061b7c8" style:font-size-asian="14pt" style:font-weight-asian="normal" style:font-size-complex="16pt" style:font-weight-complex="normal"/>
    </style:style>
    <style:style style:name="P90" style:family="paragraph" style:parent-style-name="Standard">
      <style:text-properties fo:font-style="normal" style:text-underline-style="none" fo:font-weight="normal" officeooo:rsid="00308bdb" officeooo:paragraph-rsid="00308bdb" style:font-style-asian="normal" style:font-weight-asian="normal" style:font-style-complex="normal" style:font-weight-complex="normal"/>
    </style:style>
    <style:style style:name="P91" style:family="paragraph" style:parent-style-name="Standard">
      <style:text-properties fo:font-weight="normal" officeooo:rsid="003a96f4" officeooo:paragraph-rsid="0054109e"/>
    </style:style>
    <style:style style:name="P92" style:family="paragraph" style:parent-style-name="Text_20_body">
      <style:text-properties style:text-underline-style="none" officeooo:rsid="00363a9c" officeooo:paragraph-rsid="00363a9c"/>
    </style:style>
    <style:style style:name="P93" style:family="paragraph" style:parent-style-name="Text_20_body">
      <style:text-properties style:text-underline-style="none" officeooo:rsid="00363a9c" officeooo:paragraph-rsid="00404986"/>
    </style:style>
    <style:style style:name="P94" style:family="paragraph" style:parent-style-name="Text_20_body">
      <style:text-properties style:text-underline-style="none" officeooo:rsid="0031aaae" officeooo:paragraph-rsid="00328117"/>
    </style:style>
    <style:style style:name="P95" style:family="paragraph" style:parent-style-name="Text_20_body">
      <style:text-properties style:text-underline-style="none" officeooo:rsid="00328117" officeooo:paragraph-rsid="00328117"/>
    </style:style>
    <style:style style:name="P96" style:family="paragraph" style:parent-style-name="Text_20_body">
      <style:text-properties style:text-underline-style="none" officeooo:rsid="003fff34" officeooo:paragraph-rsid="003fff34"/>
    </style:style>
    <style:style style:name="P97" style:family="paragraph" style:parent-style-name="Text_20_body">
      <style:text-properties style:text-underline-style="none" officeooo:rsid="003fff34" officeooo:paragraph-rsid="00404986"/>
    </style:style>
    <style:style style:name="P98" style:family="paragraph" style:parent-style-name="Text_20_body">
      <style:text-properties style:text-underline-style="none" officeooo:rsid="003fff34" officeooo:paragraph-rsid="00590092"/>
    </style:style>
    <style:style style:name="P99" style:family="paragraph" style:parent-style-name="Text_20_body">
      <style:text-properties style:text-underline-style="none" officeooo:rsid="004151a4" officeooo:paragraph-rsid="004151a4"/>
    </style:style>
    <style:style style:name="P100" style:family="paragraph" style:parent-style-name="Text_20_body">
      <style:text-properties style:text-underline-style="none" officeooo:rsid="004151a4" officeooo:paragraph-rsid="0041d3ad"/>
    </style:style>
    <style:style style:name="P101" style:family="paragraph" style:parent-style-name="Text_20_body">
      <style:text-properties style:text-underline-style="none" officeooo:rsid="00404986" officeooo:paragraph-rsid="00590092"/>
    </style:style>
    <style:style style:name="P102" style:family="paragraph" style:parent-style-name="Text_20_body">
      <style:text-properties style:text-underline-style="solid" style:text-underline-width="auto" style:text-underline-color="font-color" officeooo:rsid="0031aaae" officeooo:paragraph-rsid="0031aaae"/>
    </style:style>
    <style:style style:name="P103" style:family="paragraph" style:parent-style-name="Text_20_body">
      <style:text-properties style:text-underline-style="solid" style:text-underline-width="auto" style:text-underline-color="font-color" officeooo:rsid="0031aaae" officeooo:paragraph-rsid="00328117"/>
    </style:style>
    <style:style style:name="P104" style:family="paragraph" style:parent-style-name="Text_20_body">
      <style:text-properties style:text-underline-style="solid" style:text-underline-width="auto" style:text-underline-color="font-color" officeooo:rsid="0031d229" officeooo:paragraph-rsid="0031d229" fo:background-color="#b2b2b2"/>
    </style:style>
    <style:style style:name="P105" style:family="paragraph" style:parent-style-name="Text_20_body">
      <style:text-properties style:text-underline-style="solid" style:text-underline-width="auto" style:text-underline-color="font-color" officeooo:rsid="0035098f" officeooo:paragraph-rsid="0035098f" fo:background-color="#b2b2b2"/>
    </style:style>
    <style:style style:name="P106" style:family="paragraph" style:parent-style-name="Text_20_body">
      <style:text-properties style:text-underline-style="solid" style:text-underline-width="auto" style:text-underline-color="font-color" officeooo:rsid="003ed5f6" officeooo:paragraph-rsid="003ed5f6" fo:background-color="#b2b2b2"/>
    </style:style>
    <style:style style:name="P107" style:family="paragraph" style:parent-style-name="Text_20_body">
      <style:text-properties style:text-underline-style="solid" style:text-underline-width="auto" style:text-underline-color="font-color" officeooo:rsid="0041803e" officeooo:paragraph-rsid="004151a4" fo:background-color="#b2b2b2"/>
    </style:style>
    <style:style style:name="P108" style:family="paragraph" style:parent-style-name="Text_20_body">
      <style:text-properties style:text-underline-style="solid" style:text-underline-width="auto" style:text-underline-color="font-color" officeooo:rsid="0031d229" officeooo:paragraph-rsid="0031d229"/>
    </style:style>
    <style:style style:name="P109" style:family="paragraph" style:parent-style-name="Text_20_body">
      <style:text-properties style:text-underline-style="solid" style:text-underline-width="auto" style:text-underline-color="font-color" officeooo:rsid="0031d229" officeooo:paragraph-rsid="00328117"/>
    </style:style>
    <style:style style:name="P110" style:family="paragraph" style:parent-style-name="Text_20_body">
      <style:text-properties style:text-underline-style="solid" style:text-underline-width="auto" style:text-underline-color="font-color" officeooo:rsid="00328117" officeooo:paragraph-rsid="00328117"/>
    </style:style>
    <style:style style:name="P111" style:family="paragraph" style:parent-style-name="Text_20_body">
      <style:text-properties style:text-underline-style="solid" style:text-underline-width="auto" style:text-underline-color="font-color" officeooo:rsid="00328117" officeooo:paragraph-rsid="00363a9c"/>
    </style:style>
    <style:style style:name="P112" style:family="paragraph" style:parent-style-name="Text_20_body">
      <style:text-properties style:text-underline-style="solid" style:text-underline-width="auto" style:text-underline-color="font-color" officeooo:rsid="00363a9c" officeooo:paragraph-rsid="00363a9c"/>
    </style:style>
    <style:style style:name="P113" style:family="paragraph" style:parent-style-name="Text_20_body">
      <style:text-properties style:text-underline-style="solid" style:text-underline-width="auto" style:text-underline-color="font-color" officeooo:rsid="003ed5f6" officeooo:paragraph-rsid="003ed5f6"/>
    </style:style>
    <style:style style:name="P114" style:family="paragraph" style:parent-style-name="Text_20_body">
      <style:text-properties style:text-underline-style="solid" style:text-underline-width="auto" style:text-underline-color="font-color" officeooo:rsid="004151a4" officeooo:paragraph-rsid="004151a4"/>
    </style:style>
    <style:style style:name="P115" style:family="paragraph" style:parent-style-name="Text_20_body">
      <style:text-properties style:text-underline-style="solid" style:text-underline-width="auto" style:text-underline-color="font-color" officeooo:rsid="004151a4" officeooo:paragraph-rsid="0041d3ad"/>
    </style:style>
    <style:style style:name="P116" style:family="paragraph" style:parent-style-name="Text_20_body">
      <style:text-properties style:text-underline-style="solid" style:text-underline-width="auto" style:text-underline-color="font-color" officeooo:rsid="003fff34" officeooo:paragraph-rsid="003fff34"/>
    </style:style>
    <style:style style:name="P117" style:family="paragraph" style:parent-style-name="Text_20_body">
      <style:text-properties style:text-underline-style="solid" style:text-underline-width="auto" style:text-underline-color="font-color" officeooo:paragraph-rsid="0043eafa"/>
    </style:style>
    <style:style style:name="P118" style:family="paragraph" style:parent-style-name="Text_20_body">
      <style:text-properties style:text-underline-style="solid" style:text-underline-width="auto" style:text-underline-color="font-color" officeooo:paragraph-rsid="0044d8a8"/>
    </style:style>
    <style:style style:name="P119" style:family="paragraph" style:parent-style-name="Text_20_body">
      <style:text-properties style:text-underline-style="solid" style:text-underline-width="auto" style:text-underline-color="font-color" officeooo:rsid="00404986" officeooo:paragraph-rsid="003fff34"/>
    </style:style>
    <style:style style:name="P120" style:family="paragraph" style:parent-style-name="Text_20_body">
      <style:text-properties style:text-underline-style="solid" style:text-underline-width="auto" style:text-underline-color="font-color" officeooo:rsid="00404986" officeooo:paragraph-rsid="00590092"/>
    </style:style>
    <style:style style:name="P121" style:family="paragraph" style:parent-style-name="Text_20_body">
      <style:text-properties officeooo:rsid="0031d229" officeooo:paragraph-rsid="0031d229"/>
    </style:style>
    <style:style style:name="P122" style:family="paragraph" style:parent-style-name="Text_20_body">
      <style:text-properties officeooo:rsid="0031d229" officeooo:paragraph-rsid="00328117"/>
    </style:style>
    <style:style style:name="P123" style:family="paragraph" style:parent-style-name="Text_20_body">
      <style:text-properties officeooo:rsid="00328117" officeooo:paragraph-rsid="00328117"/>
    </style:style>
    <style:style style:name="P124" style:family="paragraph" style:parent-style-name="Text_20_body">
      <style:text-properties officeooo:rsid="00328117" officeooo:paragraph-rsid="00363a9c"/>
    </style:style>
    <style:style style:name="P125" style:family="paragraph" style:parent-style-name="Text_20_body">
      <style:text-properties fo:font-variant="normal" fo:text-transform="none" fo:color="#000000" style:font-name="Source Sans Pro" fo:font-size="10.5pt" fo:letter-spacing="normal" fo:font-style="normal" fo:font-weight="normal" officeooo:paragraph-rsid="00328117"/>
    </style:style>
    <style:style style:name="P126" style:family="paragraph" style:parent-style-name="Text_20_body">
      <style:text-properties fo:font-variant="normal" fo:text-transform="none" fo:color="#000000" style:font-name="Source Sans Pro" fo:font-size="10.5pt" fo:letter-spacing="normal" fo:font-style="normal" fo:font-weight="normal" officeooo:paragraph-rsid="0042f16e"/>
    </style:style>
    <style:style style:name="P127" style:family="paragraph" style:parent-style-name="Text_20_body">
      <style:text-properties fo:font-variant="normal" fo:text-transform="none" fo:color="#000000" style:font-name="Source Sans Pro" fo:font-size="10.5pt" fo:letter-spacing="normal" fo:font-style="normal" fo:font-weight="normal" officeooo:rsid="0043eafa" officeooo:paragraph-rsid="0043eafa"/>
    </style:style>
    <style:style style:name="P128" style:family="paragraph" style:parent-style-name="Text_20_body">
      <style:text-properties fo:font-variant="normal" fo:text-transform="none" fo:color="#000000" style:font-name="Source Sans Pro" fo:font-size="10.5pt" fo:letter-spacing="normal" fo:font-style="normal" fo:font-weight="normal" officeooo:paragraph-rsid="0043eafa"/>
    </style:style>
    <style:style style:name="P129" style:family="paragraph" style:parent-style-name="Text_20_body">
      <style:text-properties fo:font-variant="normal" fo:text-transform="none" fo:color="#000000" style:font-name="Source Sans Pro" fo:font-size="10.5pt" fo:letter-spacing="normal" fo:font-style="normal" fo:font-weight="normal" officeooo:paragraph-rsid="0044d8a8"/>
    </style:style>
    <style:style style:name="P130" style:family="paragraph" style:parent-style-name="Text_20_body">
      <style:text-properties fo:font-variant="normal" fo:text-transform="none" fo:color="#000000" style:font-name="Source Sans Pro" fo:font-size="10.5pt" fo:letter-spacing="normal" fo:font-style="normal" fo:font-weight="normal" officeooo:rsid="0052e5a7" officeooo:paragraph-rsid="0052e5a7"/>
    </style:style>
    <style:style style:name="P131" style:family="paragraph" style:parent-style-name="Text_20_body">
      <style:text-properties fo:font-variant="normal" fo:text-transform="none" fo:color="#000000" style:font-name="Source Sans Pro" fo:font-size="10.5pt" fo:letter-spacing="normal" fo:font-style="normal" style:text-underline-style="none" fo:font-weight="normal" officeooo:rsid="00328117" officeooo:paragraph-rsid="00328117"/>
    </style:style>
    <style:style style:name="P132" style:family="paragraph" style:parent-style-name="Text_20_body">
      <style:text-properties fo:font-variant="normal" fo:text-transform="none" fo:color="#000000" style:font-name="Source Sans Pro" fo:font-size="10.5pt" fo:letter-spacing="normal" fo:font-style="normal" style:text-underline-style="solid" style:text-underline-width="auto" style:text-underline-color="font-color" fo:font-weight="normal" officeooo:rsid="0042f16e" officeooo:paragraph-rsid="0042f16e" fo:background-color="#b2b2b2"/>
    </style:style>
    <style:style style:name="P133" style:family="paragraph" style:parent-style-name="Text_20_body">
      <style:text-properties fo:font-variant="normal" fo:text-transform="none" fo:color="#000000" style:font-name="Source Sans Pro" fo:font-size="10.5pt" fo:letter-spacing="normal" fo:font-style="normal" style:text-underline-style="solid" style:text-underline-width="auto" style:text-underline-color="font-color" fo:font-weight="normal" officeooo:rsid="004ba278" officeooo:paragraph-rsid="004ba278" fo:background-color="#b2b2b2"/>
    </style:style>
    <style:style style:name="P134" style:family="paragraph" style:parent-style-name="Text_20_body">
      <style:text-properties fo:font-variant="normal" fo:text-transform="none" fo:color="#000000" style:font-name="Source Sans Pro" fo:font-size="10.5pt" fo:letter-spacing="normal" fo:font-style="normal" style:text-underline-style="solid" style:text-underline-width="auto" style:text-underline-color="font-color" fo:font-weight="normal" officeooo:rsid="004d6377" officeooo:paragraph-rsid="004d6377" fo:background-color="#cccccc"/>
    </style:style>
    <style:style style:name="P135" style:family="paragraph" style:parent-style-name="Text_20_body">
      <style:text-properties fo:font-variant="normal" fo:text-transform="none" fo:color="#000000" style:font-name="Source Sans Pro" fo:font-size="10.5pt" fo:letter-spacing="normal" fo:font-style="normal" style:text-underline-style="solid" style:text-underline-width="auto" style:text-underline-color="font-color" fo:font-weight="normal" officeooo:rsid="0052e5a7" officeooo:paragraph-rsid="0052e5a7" fo:background-color="#cccccc"/>
    </style:style>
    <style:style style:name="P136" style:family="paragraph" style:parent-style-name="Text_20_body">
      <style:text-properties fo:font-variant="normal" fo:text-transform="none" fo:color="#000000" style:font-name="Source Sans Pro" fo:font-size="10.5pt" fo:letter-spacing="normal" fo:font-style="normal" style:text-underline-style="solid" style:text-underline-width="auto" style:text-underline-color="font-color" fo:font-weight="normal" officeooo:rsid="0052e5a7" officeooo:paragraph-rsid="0052e5a7"/>
    </style:style>
    <style:style style:name="P137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paragraph-rsid="0044d8a8" style:font-size-asian="12pt" style:font-size-complex="12pt"/>
    </style:style>
    <style:style style:name="P138" style:family="paragraph" style:parent-style-name="Text_20_body">
      <style:text-properties officeooo:rsid="00363a9c" officeooo:paragraph-rsid="00363a9c"/>
    </style:style>
    <style:style style:name="P139" style:family="paragraph" style:parent-style-name="Text_20_body">
      <style:text-properties officeooo:rsid="003cfa66" officeooo:paragraph-rsid="003cfa66"/>
    </style:style>
    <style:style style:name="P140" style:family="paragraph" style:parent-style-name="Text_20_body">
      <style:text-properties officeooo:rsid="003d7eea" officeooo:paragraph-rsid="003d7eea" fo:background-color="#ed1c24"/>
    </style:style>
    <style:style style:name="P141" style:family="paragraph" style:parent-style-name="Text_20_body">
      <style:text-properties officeooo:paragraph-rsid="004151a4"/>
    </style:style>
    <style:style style:name="P142" style:family="paragraph" style:parent-style-name="Text_20_body">
      <style:text-properties style:font-name="Liberation Serif" fo:font-size="12pt" style:text-underline-style="none" officeooo:rsid="004151a4" officeooo:paragraph-rsid="004151a4" style:font-size-asian="12pt" style:font-size-complex="12pt"/>
    </style:style>
    <style:style style:name="P143" style:family="paragraph" style:parent-style-name="Text_20_body">
      <style:text-properties style:font-name="Liberation Serif" fo:font-size="12pt" style:text-underline-style="solid" style:text-underline-width="auto" style:text-underline-color="font-color" officeooo:rsid="004151a4" officeooo:paragraph-rsid="004151a4" style:font-size-asian="12pt" style:font-size-complex="12pt"/>
    </style:style>
    <style:style style:name="P144" style:family="paragraph" style:parent-style-name="Text_20_body">
      <style:text-properties officeooo:paragraph-rsid="0042f16e"/>
    </style:style>
    <style:style style:name="P145" style:family="paragraph" style:parent-style-name="Text_20_body">
      <style:text-properties officeooo:rsid="0043eafa" officeooo:paragraph-rsid="0043eafa"/>
    </style:style>
    <style:style style:name="P146" style:family="paragraph" style:parent-style-name="Text_20_body">
      <style:text-properties fo:color="#ce181e" style:text-underline-style="none" officeooo:rsid="004765b7" officeooo:paragraph-rsid="004765b7"/>
    </style:style>
    <style:style style:name="P147" style:family="paragraph" style:parent-style-name="Text_20_body">
      <style:text-properties officeooo:paragraph-rsid="00524f5e"/>
    </style:style>
    <style:style style:name="P148" style:family="paragraph" style:parent-style-name="Text_20_body">
      <style:paragraph-properties fo:margin-left="0cm" fo:margin-right="0cm" fo:margin-top="0cm" fo:margin-bottom="0cm" loext:contextual-spacing="false" fo:line-height="150%" fo:orphans="2" fo:widows="2" fo:text-indent="0cm" style:auto-text-indent="false"/>
    </style:style>
    <style:style style:name="P149" style:family="paragraph" style:parent-style-name="Text_20_body">
      <style:paragraph-properties fo:margin-left="0cm" fo:margin-right="0cm" fo:margin-top="0cm" fo:margin-bottom="0cm" loext:contextual-spacing="false" fo:line-height="150%" fo:orphans="2" fo:widows="2" fo:text-indent="0cm" style:auto-text-indent="false"/>
      <style:text-properties style:font-name="Liberation Serif" fo:font-size="12pt" style:font-size-asian="12pt" style:font-size-complex="12pt"/>
    </style:style>
    <style:style style:name="P150" style:family="paragraph" style:parent-style-name="Text_20_body">
      <style:paragraph-properties fo:margin-left="0cm" fo:margin-right="0cm" fo:margin-top="0cm" fo:margin-bottom="0cm" loext:contextual-spacing="false" fo:line-height="150%" fo:orphans="2" fo:widows="2" fo:text-indent="0cm" style:auto-text-indent="false"/>
      <style:text-properties fo:font-variant="normal" fo:text-transform="none" style:font-name="Liberation Serif" fo:font-size="12pt" fo:letter-spacing="normal" fo:font-style="normal" fo:font-weight="normal" officeooo:rsid="0031aaae" style:font-size-asian="12pt" style:font-size-complex="12pt"/>
    </style:style>
    <style:style style:name="P151" style:family="paragraph" style:parent-style-name="Table_20_Heading">
      <style:paragraph-properties fo:margin-left="0cm" fo:margin-right="0cm" fo:margin-top="0cm" fo:margin-bottom="0cm" loext:contextual-spacing="false" fo:line-height="150%" fo:text-indent="0cm" style:auto-text-indent="false"/>
      <style:text-properties fo:color="#ffffff"/>
    </style:style>
    <style:style style:name="P152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/>
    </style:style>
    <style:style style:name="P153" style:family="paragraph" style:parent-style-name="Standard">
      <style:paragraph-properties fo:margin-left="0cm" fo:margin-right="0.079cm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154" style:family="paragraph" style:parent-style-name="Text_20_body">
      <style:paragraph-properties fo:text-align="center" style:justify-single-word="false" fo:break-before="page"/>
      <style:text-properties fo:font-size="16pt" officeooo:rsid="00590092" officeooo:paragraph-rsid="00590092" style:font-size-asian="16pt" style:font-size-complex="16pt"/>
    </style:style>
    <style:style style:name="P155" style:family="paragraph" style:parent-style-name="Text_20_body">
      <style:paragraph-properties fo:text-align="center" style:justify-single-word="false" fo:break-before="page"/>
      <style:text-properties fo:font-size="16pt" style:text-underline-style="none" officeooo:rsid="00590092" officeooo:paragraph-rsid="00590092" style:font-size-asian="16pt" style:font-size-complex="16pt"/>
    </style:style>
    <style:style style:name="P156" style:family="paragraph" style:parent-style-name="Text_20_body">
      <style:paragraph-properties fo:text-align="center" style:justify-single-word="false" fo:break-before="page"/>
      <style:text-properties fo:font-variant="normal" fo:text-transform="none" fo:color="#000000" style:font-name="Liberation Serif" fo:font-size="16pt" fo:letter-spacing="normal" fo:font-style="normal" fo:font-weight="normal" officeooo:rsid="005af6a8" officeooo:paragraph-rsid="005af6a8" style:font-size-asian="14pt" style:font-size-complex="16pt"/>
    </style:style>
    <style:style style:name="P157" style:family="paragraph" style:parent-style-name="Text_20_body">
      <style:paragraph-properties fo:text-align="center" style:justify-single-word="false" fo:break-before="page"/>
      <style:text-properties fo:font-variant="normal" fo:text-transform="none" fo:color="#000000" style:font-name="Liberation Serif" fo:font-size="16pt" fo:letter-spacing="normal" fo:font-style="normal" style:text-underline-style="none" fo:font-weight="normal" officeooo:rsid="005af6a8" officeooo:paragraph-rsid="005cea37" style:font-size-asian="14pt" style:font-weight-asian="normal" style:font-size-complex="16pt" style:font-weight-complex="normal"/>
    </style:style>
    <style:style style:name="P158" style:family="paragraph" style:parent-style-name="Standard">
      <style:paragraph-properties fo:text-align="center" style:justify-single-word="false" fo:break-before="page"/>
      <style:text-properties fo:font-size="16pt" style:text-underline-style="none" officeooo:rsid="00590092" officeooo:paragraph-rsid="00590092" style:font-size-asian="14pt" style:font-size-complex="16pt"/>
    </style:style>
    <style:style style:name="P159" style:family="paragraph" style:parent-style-name="Text_20_body" style:list-style-name="L1">
      <style:paragraph-properties fo:margin-left="0cm" fo:margin-right="0cm" fo:margin-top="0cm" fo:margin-bottom="0cm" loext:contextual-spacing="false" fo:line-height="150%" fo:orphans="2" fo:widows="2" fo:text-indent="0cm" style:auto-text-indent="false"/>
    </style:style>
    <style:style style:name="P160" style:family="paragraph" style:parent-style-name="Text_20_body" style:list-style-name="L2">
      <style:paragraph-properties fo:margin-left="0cm" fo:margin-right="0cm" fo:margin-top="0cm" fo:margin-bottom="0cm" loext:contextual-spacing="false" fo:line-height="150%" fo:orphans="2" fo:widows="2" fo:text-indent="0cm" style:auto-text-indent="false"/>
    </style:style>
    <style:style style:name="P161" style:family="paragraph" style:parent-style-name="Text_20_body" style:list-style-name="L2">
      <style:paragraph-properties fo:margin-left="0cm" fo:margin-right="0cm" fo:margin-top="0cm" fo:margin-bottom="0cm" loext:contextual-spacing="false" fo:line-height="150%" fo:orphans="2" fo:widows="2" fo:text-indent="0cm" style:auto-text-indent="false"/>
      <style:text-properties fo:font-variant="normal" fo:text-transform="none" fo:color="#000000" style:font-name="Source Sans Pro" fo:font-size="10.5pt" fo:letter-spacing="normal" fo:font-style="normal" fo:font-weight="normal"/>
    </style:style>
    <style:style style:name="T1" style:family="text">
      <style:text-properties officeooo:rsid="001e83f8"/>
    </style:style>
    <style:style style:name="T2" style:family="text">
      <style:text-properties fo:font-variant="normal" fo:text-transform="none" fo:color="#e95325" style:font-name="Source Sans Pro" fo:font-size="11.25pt" fo:letter-spacing="normal" fo:font-style="normal" style:text-underline-style="solid" style:text-underline-width="auto" style:text-underline-color="font-color" fo:font-weight="normal"/>
    </style:style>
    <style:style style:name="T3" style:family="text">
      <style:text-properties fo:font-variant="normal" fo:text-transform="none" fo:color="#e95325" style:text-line-through-style="none" style:text-line-through-type="none" style:font-name="Source Sans Pro" fo:font-size="11.25pt" fo:letter-spacing="normal" fo:font-style="normal" style:text-underline-style="none" fo:font-weight="normal" style:text-blinking="false"/>
    </style:style>
    <style:style style:name="T4" style:family="text">
      <style:text-properties fo:font-variant="normal" fo:text-transform="none" style:font-name="Source Sans Pro" fo:font-size="11.25pt" fo:letter-spacing="normal" fo:font-style="normal" fo:font-weight="normal"/>
    </style:style>
    <style:style style:name="T5" style:family="text">
      <style:text-properties fo:font-variant="normal" fo:text-transform="none" style:font-name="Source Sans Pro" fo:font-size="11.25pt" fo:letter-spacing="normal" fo:font-style="normal" style:text-underline-style="none" fo:font-weight="normal"/>
    </style:style>
    <style:style style:name="T6" style:family="text">
      <style:text-properties fo:font-variant="normal" fo:text-transform="none" fo:letter-spacing="normal"/>
    </style:style>
    <style:style style:name="T7" style:family="text">
      <style:text-properties fo:font-variant="normal" fo:text-transform="none" fo:letter-spacing="normal" fo:font-style="normal" fo:font-weight="normal"/>
    </style:style>
    <style:style style:name="T8" style:family="text">
      <style:text-properties fo:font-variant="normal" fo:text-transform="none" fo:letter-spacing="normal" fo:font-style="normal" fo:font-weight="normal" officeooo:rsid="0031aaae"/>
    </style:style>
    <style:style style:name="T9" style:family="text">
      <style:text-properties fo:font-variant="normal" fo:text-transform="none" fo:color="#000000" style:font-name="monospace" fo:font-size="10.5pt" fo:letter-spacing="normal" fo:font-style="normal" fo:font-weight="normal" loext:padding-left="0.132cm" loext:padding-right="0.132cm" loext:padding-top="0.049cm" loext:padding-bottom="0.049cm" loext:border="0.06pt solid #000000"/>
    </style:style>
    <style:style style:name="T10" style:family="text">
      <style:text-properties fo:font-variant="normal" fo:text-transform="none" fo:color="#000000" style:font-name="monospace" fo:font-size="10.5pt" fo:letter-spacing="normal" fo:font-style="normal" fo:font-weight="normal" officeooo:rsid="0042f16e" loext:padding-left="0.132cm" loext:padding-right="0.132cm" loext:padding-top="0.049cm" loext:padding-bottom="0.049cm" loext:border="0.06pt solid #000000"/>
    </style:style>
    <style:style style:name="T11" style:family="text">
      <style:text-properties fo:font-variant="normal" fo:text-transform="none" fo:color="#000000" style:font-name="monospace" fo:font-size="10.5pt" fo:letter-spacing="normal" fo:font-style="normal" style:text-underline-style="none" fo:font-weight="normal" officeooo:rsid="004151a4" loext:padding-left="0.132cm" loext:padding-right="0.132cm" loext:padding-top="0.049cm" loext:padding-bottom="0.049cm" loext:border="0.06pt solid #000000"/>
    </style:style>
    <style:style style:name="T12" style:family="text">
      <style:text-properties fo:font-variant="normal" fo:text-transform="none" fo:color="#000000" style:font-name="Source Sans Pro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Source Sans Pro" fo:font-size="10.5pt" fo:letter-spacing="normal" fo:font-style="normal" fo:font-weight="normal" officeooo:rsid="0044d8a8"/>
    </style:style>
    <style:style style:name="T14" style:family="text">
      <style:text-properties fo:font-variant="normal" fo:text-transform="none" fo:color="#000000" style:font-name="Source Sans Pro" fo:font-size="10.5pt" fo:letter-spacing="normal" fo:font-style="normal" style:text-underline-style="none" fo:font-weight="normal" officeooo:rsid="004151a4"/>
    </style:style>
    <style:style style:name="T15" style:family="text">
      <style:text-properties fo:font-variant="normal" fo:text-transform="none" fo:color="#000000" style:font-name="Source Sans Pro" fo:font-size="10.5pt" fo:letter-spacing="normal" fo:font-style="normal" officeooo:rsid="0038d34b"/>
    </style:style>
    <style:style style:name="T16" style:family="text">
      <style:text-properties fo:font-variant="normal" fo:text-transform="none" fo:color="#000000" style:font-name="Source Sans Pro" fo:font-size="10.5pt" fo:letter-spacing="normal" fo:font-style="normal" officeooo:rsid="0057119a"/>
    </style:style>
    <style:style style:name="T17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31aaae" style:font-size-asian="12pt" style:font-size-complex="12pt" loext:padding-left="0.132cm" loext:padding-right="0.132cm" loext:padding-top="0.049cm" loext:padding-bottom="0.049cm" loext:border="0.06pt solid #000000"/>
    </style:style>
    <style:style style:name="T18" style:family="text">
      <style:text-properties fo:font-variant="normal" fo:text-transform="none" style:font-name="monospace" fo:font-size="11.25pt" fo:letter-spacing="normal" fo:font-style="normal" fo:font-weight="normal" style:font-size-asian="12pt" style:font-size-complex="12pt"/>
    </style:style>
    <style:style style:name="T19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T20" style:family="text">
      <style:text-properties fo:font-variant="normal" fo:text-transform="none" style:font-name="Liberation Serif" fo:font-size="12pt" fo:letter-spacing="normal" fo:font-style="normal" style:text-underline-style="none" fo:font-weight="normal" officeooo:rsid="004151a4" style:font-size-asian="12pt" style:font-size-complex="12pt"/>
    </style:style>
    <style:style style:name="T21" style:family="text">
      <style:text-properties officeooo:rsid="001fa6a7"/>
    </style:style>
    <style:style style:name="T22" style:family="text">
      <style:text-properties officeooo:rsid="0020fd5d"/>
    </style:style>
    <style:style style:name="T23" style:family="text">
      <style:text-properties fo:color="#ce181e"/>
    </style:style>
    <style:style style:name="T24" style:family="text">
      <style:text-properties fo:color="#ce181e" officeooo:rsid="00247904"/>
    </style:style>
    <style:style style:name="T25" style:family="text">
      <style:text-properties officeooo:rsid="00247904"/>
    </style:style>
    <style:style style:name="T26" style:family="text">
      <style:text-properties officeooo:rsid="00256bb3"/>
    </style:style>
    <style:style style:name="T27" style:family="text">
      <style:text-properties officeooo:rsid="0025e862"/>
    </style:style>
    <style:style style:name="T28" style:family="text">
      <style:text-properties officeooo:rsid="002692e0"/>
    </style:style>
    <style:style style:name="T29" style:family="text">
      <style:text-properties style:text-position="super 58%"/>
    </style:style>
    <style:style style:name="T30" style:family="text">
      <style:text-properties style:text-position="super 58%" officeooo:rsid="0055da63"/>
    </style:style>
    <style:style style:name="T31" style:family="text">
      <style:text-properties style:text-position="super 58%" officeooo:rsid="0060e811"/>
    </style:style>
    <style:style style:name="T32" style:family="text">
      <style:text-properties officeooo:rsid="00286084"/>
    </style:style>
    <style:style style:name="T33" style:family="text">
      <style:text-properties fo:color="#ed1c24"/>
    </style:style>
    <style:style style:name="T34" style:family="text">
      <style:text-properties fo:color="#ed1c24" officeooo:rsid="00286084"/>
    </style:style>
    <style:style style:name="T35" style:family="text">
      <style:text-properties fo:color="#ed1c24" officeooo:rsid="002bdc8e"/>
    </style:style>
    <style:style style:name="T36" style:family="text">
      <style:text-properties officeooo:rsid="0029eff2"/>
    </style:style>
    <style:style style:name="T37" style:family="text">
      <style:text-properties officeooo:rsid="002bdc8e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officeooo:rsid="0031aaae"/>
    </style:style>
    <style:style style:name="T41" style:family="text">
      <style:text-properties style:font-name="monospace" loext:padding-left="0.132cm" loext:padding-right="0.132cm" loext:padding-top="0.049cm" loext:padding-bottom="0.049cm" loext:border="0.06pt solid #000000"/>
    </style:style>
    <style:style style:name="T42" style:family="text">
      <style:text-properties style:text-underline-style="solid" style:text-underline-width="auto" style:text-underline-color="font-color"/>
    </style:style>
    <style:style style:name="T43" style:family="text">
      <style:text-properties style:text-underline-style="solid" style:text-underline-width="auto" style:text-underline-color="font-color" officeooo:rsid="0031aaae"/>
    </style:style>
    <style:style style:name="T44" style:family="text">
      <style:text-properties style:text-underline-style="solid" style:text-underline-width="auto" style:text-underline-color="font-color" officeooo:rsid="0031d229"/>
    </style:style>
    <style:style style:name="T45" style:family="text">
      <style:text-properties style:text-underline-style="solid" style:text-underline-width="auto" style:text-underline-color="font-color" fo:background-color="#cccccc" loext:char-shading-value="0"/>
    </style:style>
    <style:style style:name="T46" style:family="text">
      <style:text-properties style:text-underline-style="solid" style:text-underline-width="auto" style:text-underline-color="font-color" officeooo:rsid="00508d8f"/>
    </style:style>
    <style:style style:name="T47" style:family="text">
      <style:text-properties style:text-underline-style="solid" style:text-underline-width="auto" style:text-underline-color="font-color" fo:background-color="#b2b2b2" loext:char-shading-value="0" style:font-weight-asian="normal" style:font-weight-complex="normal"/>
    </style:style>
    <style:style style:name="T48" style:family="text">
      <style:text-properties style:text-underline-style="solid" style:text-underline-width="auto" style:text-underline-color="font-color" officeooo:rsid="0054109e" fo:background-color="#b2b2b2" loext:char-shading-value="0" style:font-weight-asian="normal" style:font-weight-complex="normal"/>
    </style:style>
    <style:style style:name="T49" style:family="text">
      <style:text-properties style:text-underline-style="solid" style:text-underline-width="auto" style:text-underline-color="font-color" officeooo:rsid="0060e811"/>
    </style:style>
    <style:style style:name="T50" style:family="text">
      <style:text-properties style:text-underline-style="none"/>
    </style:style>
    <style:style style:name="T51" style:family="text">
      <style:text-properties officeooo:rsid="00328117"/>
    </style:style>
    <style:style style:name="T52" style:family="text">
      <style:text-properties officeooo:rsid="0033edda"/>
    </style:style>
    <style:style style:name="T53" style:family="text">
      <style:text-properties officeooo:rsid="0035098f"/>
    </style:style>
    <style:style style:name="T54" style:family="text">
      <style:text-properties officeooo:rsid="00363a9c"/>
    </style:style>
    <style:style style:name="T55" style:family="text">
      <style:text-properties officeooo:rsid="0037d7fe"/>
    </style:style>
    <style:style style:name="T56" style:family="text">
      <style:text-properties officeooo:rsid="003a96f4"/>
    </style:style>
    <style:style style:name="T57" style:family="text">
      <style:text-properties officeooo:rsid="003b5c4a"/>
    </style:style>
    <style:style style:name="T58" style:family="text">
      <style:text-properties officeooo:rsid="003b6c4c"/>
    </style:style>
    <style:style style:name="T59" style:family="text">
      <style:text-properties officeooo:rsid="003d94cd"/>
    </style:style>
    <style:style style:name="T60" style:family="text">
      <style:text-properties officeooo:rsid="003fff34"/>
    </style:style>
    <style:style style:name="T61" style:family="text">
      <style:text-properties officeooo:rsid="00404986"/>
    </style:style>
    <style:style style:name="T62" style:family="text">
      <style:text-properties style:font-name="Liberation Serif" fo:font-size="12pt" style:text-underline-style="none" officeooo:rsid="004151a4" style:font-size-asian="12pt" style:font-size-complex="12pt"/>
    </style:style>
    <style:style style:name="T63" style:family="text">
      <style:text-properties officeooo:rsid="0041803e"/>
    </style:style>
    <style:style style:name="T64" style:family="text">
      <style:text-properties officeooo:rsid="0041d3ad"/>
    </style:style>
    <style:style style:name="T65" style:family="text">
      <style:text-properties officeooo:rsid="0042f16e"/>
    </style:style>
    <style:style style:name="T66" style:family="text">
      <style:text-properties officeooo:rsid="00496542"/>
    </style:style>
    <style:style style:name="T67" style:family="text">
      <style:text-properties officeooo:rsid="004ba278"/>
    </style:style>
    <style:style style:name="T68" style:family="text">
      <style:text-properties officeooo:rsid="004c8759"/>
    </style:style>
    <style:style style:name="T69" style:family="text">
      <style:text-properties officeooo:rsid="00508d8f"/>
    </style:style>
    <style:style style:name="T70" style:family="text">
      <style:text-properties officeooo:rsid="00524f5e"/>
    </style:style>
    <style:style style:name="T71" style:family="text">
      <style:text-properties officeooo:rsid="0054109e"/>
    </style:style>
    <style:style style:name="T72" style:family="text">
      <style:text-properties officeooo:rsid="0055da63"/>
    </style:style>
    <style:style style:name="T73" style:family="text">
      <style:text-properties officeooo:rsid="0055fc87"/>
    </style:style>
    <style:style style:name="T74" style:family="text">
      <style:text-properties officeooo:rsid="0057119a"/>
    </style:style>
    <style:style style:name="T75" style:family="text">
      <style:text-properties officeooo:rsid="005af6a8"/>
    </style:style>
    <style:style style:name="T76" style:family="text">
      <style:text-properties officeooo:rsid="005fc538"/>
    </style:style>
    <style:style style:name="T77" style:family="text">
      <style:text-properties officeooo:rsid="0060e811"/>
    </style:style>
    <style:style style:name="T78" style:family="text">
      <style:text-properties officeooo:rsid="0061961a"/>
    </style:style>
    <style:style style:name="T79" style:family="text">
      <style:text-properties style:font-name="Segoe UI"/>
    </style:style>
    <style:style style:name="T80" style:family="text">
      <style:text-properties officeooo:rsid="00645c85"/>
    </style:style>
    <style:style style:name="T81" style:family="text">
      <style:text-properties officeooo:rsid="00671dad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.15cm" fo:border="0.06pt solid #ed1c24" style:shadow="none" draw:shadow-opacity="100%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QUERY</text:p>
      <text:p text:style-name="P2"/>
      <text:p text:style-name="Standard"/>
      <text:p text:style-name="Standard"/>
      <text:p text:style-name="P5">Généralités</text:p>
      <text:p text:style-name="P4"/>
      <text:p text:style-name="P4">Framework Javascript</text:p>
      <text:p text:style-name="P4">→ points forts</text:p>
      <text:p text:style-name="P4"><text:tab/>- compatibilité sur tous les navigateurs</text:p>
      <text:p text:style-name="P4"><text:tab/>- facilité de mise en œuvre de Ajax</text:p>
      <text:p text:style-name="P4"><text:tab/>- Animations</text:p>
      <text:p text:style-name="P4"><text:tab/>- controles des formulaires</text:p>
      <text:p text:style-name="P4"/>
      <text:p text:style-name="P16"><text:span text:style-name="T1">→ Navigateur Mozilla Firefox + Firebug pour débugger (à récupérer sur </text:span><text:a xlink:type="simple" xlink:href="https://addons.mozilla.org/fr/firefox/addon/firebug/" text:style-name="Internet_20_link" text:visited-style-name="Visited_20_Internet_20_Link"><text:span text:style-name="Strong_20_Emphasis"><text:span text:style-name="T2">Mozilla Addons</text:span></text:span></text:a> <text:span text:style-name="T1">)</text:span></text:p>
      <text:p text:style-name="P4"><text:tab/><text:span text:style-name="T1">(permet de faire des modifs en cours d’exec sur html et css</text:span></text:p>
      <text:p text:style-name="P4"/>
      <text:p text:style-name="P4"/>
      <text:p text:style-name="P23"><text:span text:style-name="T22">( Autres framework dispo sur Google : </text:span><text:s/><text:span text:style-name="T6"> </text:span><text:a xlink:type="simple" xlink:href="https://developers.google.com/speed/libraries/devguide" text:style-name="Internet_20_link" text:visited-style-name="Visited_20_Internet_20_Link"><text:span text:style-name="Strong_20_Emphasis"><text:span text:style-name="T3">cette page</text:span></text:span></text:a><text:span text:style-name="T4">. </text:span> </text:p>
      <text:p text:style-name="P4"/>
      <text:p text:style-name="P4"/>
      <text:p text:style-name="P6">Inclure JQUERY dans une page Web</text:p>
      <text:p text:style-name="P4"/>
      <text:p text:style-name="P8">2 méthodes :</text:p>
      <text:p text:style-name="P17">→ inclure JQUERY depuis un serveur distant  (Google propose cela gratos):</text:p>
      <text:p text:style-name="P22">(conseillé pour les temps de chargement)</text:p>
      <text:p text:style-name="P17">Ajouter dans le programme Html :</text:p>
      <text:p text:style-name="P21"/>
      <text:p text:style-name="P22"/>
      <text:p text:style-name="P22"><draw:frame draw:style-name="fr1" draw:name="Cadre2" text:anchor-type="paragraph" svg:x="0.042cm" svg:y="0.005cm" svg:width="16.99cm" draw:z-index="1"><draw:text-box fo:min-height="2.949cm"><text:p text:style-name="P17"><text:s text:c="3"/>&lt;body&gt;</text:p><text:p text:style-name="P17"><text:tab/>...</text:p><text:p text:style-name="P17"/><text:p text:style-name="P17"><text:s text:c="3"/>&lt;script src="https://ajax.googleapis.com/ajax/libs/jquery/3.2.1/jquery.min.js"&gt;&lt;/script&gt;</text:p><text:p text:style-name="P17"><text:s text:c="3"/>&lt;/body&gt;</text:p><text:p text:style-name="P17">&lt;/html&gt;</text:p><text:p text:style-name="P17"/></draw:text-box></draw:frame>ou <text:span text:style-name="T21">&lt;script src="</text:span><text:a xlink:type="simple" xlink:href="https://ajax.googleapis.com/ajax/libs/jquery/1.7.2/jquery.js" text:style-name="Internet_20_link" text:visited-style-name="Visited_20_Internet_20_Link"><text:span text:style-name="T21">https://ajax.googleapis.com/ajax/libs/jquery/1.7.2/jquery.js</text:span></text:a><text:span text:style-name="T21">"&gt;&lt;/script&gt; </text:span>pour la version uncompressed</text:p>
      <text:p text:style-name="P17"/>
      <text:p text:style-name="P17">→ inclure JQUERY depuis mon serveur  (déconseillé):</text:p>
      <text:p text:style-name="P17"><text:a xlink:type="simple" xlink:href="https://jquery.com/" text:style-name="Internet_20_link" text:visited-style-name="Visited_20_Internet_20_Link"><text:span text:style-name="Strong_20_Emphasis"><text:span text:style-name="T2">jQuery.com</text:span></text:span></text:a> <text:s text:c="2"/>Télécharger la dernière version (1.7.2)</text:p>
      <text:p text:style-name="P17"><text:tab/>version minified (code tout à la suite = illisible mais plus rapide)</text:p>
      <text:p text:style-name="P17"><text:tab/>version uncompressed (conseillé pendant le développement)</text:p>
      <text:p text:style-name="P17"/>
      <text:p text:style-name="P17">Ajouter dans le prg html : </text:p>
      <text:p text:style-name="P17"><draw:frame draw:style-name="fr1" draw:name="Cadre1" text:anchor-type="paragraph" svg:x="0.004cm" svg:y="0.413cm" svg:width="17.029cm" draw:z-index="0"><draw:text-box fo:min-height="2.893cm"><text:p text:style-name="P17"><text:s text:c="3"/>&lt;body&gt;</text:p><text:p text:style-name="P17"><text:tab/>...</text:p><text:p text:style-name="P18"/><text:p text:style-name="P18"><text:s text:c="3"/>&lt;script src="chemin/vers/jquery.js"&gt;&lt;/script&gt;</text:p><text:p text:style-name="P17"><text:s text:c="3"/>&lt;/body&gt;</text:p><text:p text:style-name="P17">&lt;/html&gt;</text:p><text:p text:style-name="P17"/></draw:text-box></draw:frame><text:soft-page-break/></text:p>
      <text:p text:style-name="P17"/>
      <text:p text:style-name="P17"/>
      <text:p text:style-name="P9">fonction générique : jQuery() ou $() :</text:p>
      <text:p text:style-name="P24">Le code jquery doit être écrit à l’intérieur de la fonction jQuery pour être <text:span text:style-name="T26">interprété comme du code jquery</text:span> :</text:p>
      <text:p text:style-name="P24"/>
      <text:p text:style-name="P28"><draw:frame draw:style-name="fr1" draw:name="Cadre4" text:anchor-type="paragraph" svg:x="-0.034cm" svg:y="0.443cm" svg:width="17.122cm" draw:z-index="3"><draw:text-box fo:min-height="6.445cm"><text:p text:style-name="P24"/><text:p text:style-name="P24"><text:s text:c="3"/>&lt;body&gt;</text:p><text:p text:style-name="P24"><text:s text:c="3"/>&lt;p&gt;On va bosser avec jQuery, c'est super !&lt;/p&gt;</text:p><text:p text:style-name="P24"/><text:p text:style-name="P24"><text:s text:c="3"/>&lt;script src="https://ajax.googleapis.com/ajax/libs/jquery/1.7.2/jquery.min.js"&gt;&lt;/script&gt; </text:p><text:p text:style-name="P24"><text:tab/>&lt;!-- jQuery est inclus ! --&gt;</text:p><text:p text:style-name="P24"><text:s text:c="3"/><text:span text:style-name="T23">&lt;script&gt;</text:span></text:p><text:p text:style-name="P19"><text:s text:c="7"/>jQuery(document).ready(function(){</text:p><text:p text:style-name="P24"><text:s text:c="11"/>// Du code en jQuery va pouvoir être tapé ici !</text:p><text:p text:style-name="P24"><text:s text:c="3"/><text:span text:style-name="T23"><text:s text:c="4"/>});</text:span></text:p><text:p text:style-name="P19"><text:s text:c="3"/>&lt;/script&gt;</text:p><text:p text:style-name="P24"><text:s text:c="3"/>&lt;/body&gt;</text:p><text:p text:style-name="P24">&lt;/html&gt;</text:p><text:p text:style-name="P24"/></draw:text-box></draw:frame></text:p>
      <text:p text:style-name="P28">→<text:span text:style-name="T25"> signifie quand le document html est prêt (=page Html chargée), lance une fonction qui contient le code jQuery. </text:span></text:p>
      <text:p text:style-name="P28"><text:span text:style-name="T25">→ la mention (document).ready <text:s/>n’est pas indispensable : </text:span><text:span text:style-name="T23">jQuery(function(){</text:span></text:p>
      <text:p text:style-name="P53">→<text:span text:style-name="T25"> On peut remplacer jQuery par un alias $ : </text:span><text:span text:style-name="T24">$(</text:span><text:span text:style-name="T23">function(){ <text:s/></text:span></text:p>
      <text:p text:style-name="P54">→ Attention, risque de conflit avec d’autres bibliothèques javascript :</text:p>
      <text:p text:style-name="P53"/>
      <text:p text:style-name="P28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2" draw:name="Cadre3" text:anchor-type="paragraph" svg:x="-0.03cm" svg:y="0.439cm" svg:width="17.122cm" draw:z-index="2"><draw:text-box fo:min-height="6.445cm"><text:p text:style-name="P24"/><text:p text:style-name="P24"><text:s text:c="3"/>&lt;body&gt;</text:p><text:p text:style-name="P24"><text:s text:c="3"/>&lt;p&gt;On va bosser avec jQuery, c'est super !&lt;/p&gt;</text:p><text:p text:style-name="P24"/><text:p text:style-name="P24"><text:s text:c="3"/>&lt;script src="https://ajax.googleapis.com/ajax/libs/jquery/1.7.2/jquery.min.js"&gt;&lt;/script&gt; </text:p><text:p text:style-name="P24"><text:tab/>&lt;!-- jQuery est inclus ! --&gt;</text:p><text:p text:style-name="P24"><text:s text:c="3"/><text:span text:style-name="T23">&lt;script&gt;</text:span></text:p><text:p text:style-name="P26"><text:span text:style-name="T23"><text:s text:c="7"/></text:span><text:span text:style-name="T33"><text:tab/></text:span><text:span text:style-name="T35">jQuery(function($)</text:span></text:p><text:p text:style-name="P55"><text:tab/><text:span text:style-name="T37">{</text:span></text:p><text:p text:style-name="P55"><text:tab/><text:tab/>…</text:p><text:p text:style-name="P55"><text:tab/><text:span text:style-name="T37">});</text:span></text:p><text:p text:style-name="P20"/><text:p text:style-name="P19"><text:s text:c="3"/>&lt;/script&gt;</text:p><text:p text:style-name="P24"><text:s text:c="3"/>&lt;/body&gt;</text:p><text:p text:style-name="P24">&lt;/html&gt;</text:p><text:p text:style-name="P24"/></draw:text-box></draw:frame><text:soft-page-break/></text:p>
      <text:p text:style-name="P27"/>
      <text:p text:style-name="P52"/>
      <text:p text:style-name="P24"/>
      <text:p text:style-name="P10"><text:span text:style-name="T26">principe de fonctionnement</text:span> :</text:p>
      <text:p text:style-name="P25">→<text:span text:style-name="T27"> ciblage d’un élément html : $(‘monElement’) ;</text:span></text:p>
      <text:p text:style-name="P25">→<text:span text:style-name="T27"> Application d’une méthode : $(‘monElement’).maMethode() ;</text:span></text:p>
      <text:p text:style-name="P25"/>
      <text:p text:style-name="P25"/>
      <text:p text:style-name="P158">Les Sélecteurs </text:p>
      <text:p text:style-name="P25"/>
      <text:p text:style-name="P7">Les sélecteurs :</text:p>
      <text:p text:style-name="P25"/>
      <text:p text:style-name="P25">→<text:span text:style-name="T27"> Sélecteurs de CSS :</text:span></text:p>
      <text:p text:style-name="P29">$(‘p’) ;<text:tab/><text:tab/><text:tab/>(tous les paragraphes)</text:p>
      <text:p text:style-name="P29">$(‘.maClasse’) ;<text:tab/>(tous les éléments avec la classe maClasse)</text:p>
      <text:p text:style-name="P29">$(‘#monId’) ;<text:tab/><text:tab/>(élément avec l’identifiant monId)</text:p>
      <text:p text:style-name="P29">les sélecteurs frères et parents :</text:p>
      <text:p text:style-name="P31">$(‘p .lien’) <text:s text:c="2"/><text:tab/>tous les éléments avec classe .lien et descendants d’un élément paragraphe</text:p>
      <text:p text:style-name="P31">$(‘p &gt; .lien’) <text:s/><text:tab/><text:tab/>tous les éléments avec classe .lien et descendants directs d’un élément <text:tab/><text:tab/><text:tab/><text:tab/>paragraphe</text:p>
      <text:p text:style-name="P31">$(‘.lien + .visite’) <text:s/><text:tab/>tous les éléments avec classe .visite et immédiatement précédés d’un élément <text:tab/><text:tab/><text:tab/>avec classe .lien</text:p>
      <text:p text:style-name="P31">$(‘.lien ~ .visite’) <text:s/><text:tab/>tous les éléments avec classe .visite et précédés (immédiatement ou non) <text:s/><text:tab/><text:tab/><text:tab/>d’un élément avec classe .lien</text:p>
      <text:p text:style-name="P30"/>
      <text:p text:style-name="P29">→<text:span text:style-name="T28"> Sélecteurs jquery avec filtre :</text:span></text:p>
      <text:p text:style-name="P31">$(‘p<text:span text:style-name="T33">:first</text:span>’);<text:tab/><text:tab/>1<text:span text:style-name="T29">er</text:span> paragraphe trouvé</text:p>
      <text:p text:style-name="P31">$(‘a<text:span text:style-name="T33">:last</text:span>’);<text:tab/><text:tab/>dernier lien trouvé</text:p>
      <text:p text:style-name="P31">$(‘p<text:span text:style-name="T33">:eq(2)</text:span>’);<text:tab/><text:tab/>→ index d’un élément = numéro qui représente sa place dans la page (à partir <text:tab/><text:tab/><text:tab/>de 0) : 3eme paragraphe trouvé dans la page</text:p>
      <text:p text:style-name="P32">$(‘p<text:span text:style-name="T33">[id]</text:span>’);<text:tab/><text:tab/>→ attribut = paragraphe ayant l’attribut identifiant</text:p>
      <text:p text:style-name="P32">$(‘input<text:span text:style-name="T33">[name=pseudo]</text:span>’);<text:tab/>→ attribut = champ input ayant pour nom pseudo</text:p>
      <text:p text:style-name="P32">$(‘input[name <text:span text:style-name="T33">!=</text:span>pseudo]’); <text:tab/>le contraire du précédent</text:p>
      <text:p text:style-name="P29">$<text:span text:style-name="T32">(‘input</text:span><text:span text:style-name="T34">:not(.bleu, .vert)</text:span><text:span text:style-name="T32">’);<text:tab/>tous les éléments input sauf ceux ayant .bleu ou .vert comme classe</text:span></text:p>
      <text:p text:style-name="P29"/>
      <text:p text:style-name="P29">→<text:span text:style-name="T32"> sauvegarde de l’objet jQuery dans une variable</text:span></text:p>
      <text:p text:style-name="P32">var $element = $(‘monElement’) ;<text:tab/><text:tab/>on n’est pas obligé de mettre $ devant element</text:p>
      <text:p text:style-name="P32"/>
      <text:p text:style-name="P32">→<text:span text:style-name="T36"> le cas des formulaires :</text:span></text:p>
      <text:p text:style-name="P33">sélecteur par type d’élément <text:s text:c="2"/>$(‘input:button’); <text:s text:c="3"/>( plus rapide que <text:s text:c="2"/>$(‘input[type=button]’) ; )</text:p>
      <text:p text:style-name="P34">sélecteur par état d’élément <text:s text:c="3"/>:checked <text:s/>(case cochée), <text:s text:c="2"/>:disabled (désactivés), <text:s/>:enable (activés)</text:p>
      <text:p text:style-name="P34"/>
      <text:p text:style-name="P34">→ le sélecteur <text:s/>$(this) = traite l’objet courant parmi les objets trouvés</text:p>
      <text:p text:style-name="P35">$('p').each(function(){</text:p>
      <text:p text:style-name="P35"><text:s text:c="4"/>$(this).html('Hello World !'); // $(this) représente le paragraphe courant</text:p>
      <text:p text:style-name="P35">});</text:p>
      <text:p text:style-name="P35"/>
      <text:p text:style-name="P35">→ Attention : performance des sélecteurs :</text:p>
      <text:p text:style-name="P40">par id = le plus rapide</text:p>
      <text:p text:style-name="P40">par classe (ou autre sélecteur groupé) → parcours de tout le document HTML → essayer <text:tab/>d’optimiser en ciblant le parent des éléments par id <text:s/></text:p>
      <text:p text:style-name="P40"><text:tab/>$(‘#menu .sections’) ; <text:s/>plus rapide que $(‘.sections’) ;</text:p>
      <text:p text:style-name="P40">par enchainement de sélecteur : </text:p>
      <text:p text:style-name="P40"><text:tab/>$(‘div p a’) ; <text:s text:c="2"/>parcourt tous les bloc div pour retourner ceux avec paragraphe, puis reparcourt sa sélection pour trouver ceux avec lien <text:s/>→ très lent.</text:p>
      <text:p text:style-name="P40">→ utiliser au max par id + raccourcir la chaine de sélection.</text:p>
      <text:p text:style-name="P40"/>
      <text:p text:style-name="P37"/>
      <text:p text:style-name="P44"/>
      <text:p text:style-name="P40"/>
      <text:p text:style-name="P3"><text:soft-page-break/>Les événements </text:p>
      <text:p text:style-name="P40"/>
      <text:p text:style-name="P40"/>
      <text:p text:style-name="P11">Evénements</text:p>
      <text:p text:style-name="P40"/>
      <text:p text:style-name="P13">→ syntaxe</text:p>
      <text:p text:style-name="P40">$(‘<text:span text:style-name="T38">sélecteur’).evenement(</text:span><text:span text:style-name="T39">function()</text:span></text:p>
      <text:p text:style-name="P90">{</text:p>
      <text:p text:style-name="P90"><text:tab/>…</text:p>
      <text:p text:style-name="P90">}) ;</text:p>
      <text:p text:style-name="P40"/>
      <text:p text:style-name="P40"/>
      <text:p text:style-name="P13">→<text:span text:style-name="T40"> Evenements souris :</text:span></text:p>
      <text:p text:style-name="P36"><text:bookmark text:name="r-1571768"/><text:bookmark text:name="r-1571769"/><text:bookmark text:name="r-1571811"/></text:p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P151"><text:bookmark text:name="r-1571765"/><text:bookmark text:name="r-1571764"/>Action<text:bookmark text:name="r-1571767"/></text:p>
            </table:table-cell>
            <table:table-cell table:style-name="Tableau1.A1" office:value-type="string">
              <text:p text:style-name="P151"><text:bookmark text:name="r-1571766"/>Fonction<text:bookmark text:name="r-1571810"/><text:bookmark text:name="r-1571774"/><text:bookmark text:name="r-1571771"/></text:p>
            </table:table-cell>
          </table:table-row>
        </table:table-header-rows>
        <table:table-row table:style-name="Tableau1.2">
          <table:table-cell table:style-name="Tableau1.A1" office:value-type="string">
            <text:p text:style-name="P152"><text:bookmark text:name="r-1571770"/>Clic<text:bookmark text:name="r-1571773"/></text:p>
          </table:table-cell>
          <table:table-cell table:style-name="Tableau1.A1" office:value-type="string">
            <text:p text:style-name="P152"><text:bookmark text:name="r-1571772"/><text:span text:style-name="Source_20_Text"><text:span text:style-name="T41">click()</text:span></text:span><text:bookmark text:name="r-1571779"/><text:bookmark text:name="r-1571776"/></text:p>
          </table:table-cell>
        </table:table-row>
        <table:table-row table:style-name="Tableau1.3">
          <table:table-cell table:style-name="Tableau1.A1" office:value-type="string">
            <text:p text:style-name="P152"><text:bookmark text:name="r-1571775"/>Double-clic<text:bookmark text:name="r-1571778"/></text:p>
          </table:table-cell>
          <table:table-cell table:style-name="Tableau1.A1" office:value-type="string">
            <text:p text:style-name="P152"><text:bookmark text:name="r-1571777"/><text:span text:style-name="Source_20_Text"><text:span text:style-name="T41">dblclick()</text:span></text:span><text:bookmark text:name="r-1571784"/><text:bookmark text:name="r-1571781"/></text:p>
          </table:table-cell>
        </table:table-row>
        <table:table-row table:style-name="Tableau1.2">
          <table:table-cell table:style-name="Tableau1.A1" office:value-type="string">
            <text:p text:style-name="P152"><text:bookmark text:name="r-1571780"/>Passage de la souris<text:bookmark text:name="r-1571783"/></text:p>
          </table:table-cell>
          <table:table-cell table:style-name="Tableau1.A1" office:value-type="string">
            <text:p text:style-name="P152"><text:bookmark text:name="r-1571782"/><text:span text:style-name="Source_20_Text"><text:span text:style-name="T41">hover()</text:span></text:span><text:bookmark text:name="r-1571789"/><text:bookmark text:name="r-1571786"/></text:p>
          </table:table-cell>
        </table:table-row>
        <table:table-row table:style-name="Tableau1.3">
          <table:table-cell table:style-name="Tableau1.A1" office:value-type="string">
            <text:p text:style-name="P152"><text:bookmark text:name="r-1571785"/>Rentrer dans un élément<text:bookmark text:name="r-1571788"/></text:p>
          </table:table-cell>
          <table:table-cell table:style-name="Tableau1.A1" office:value-type="string">
            <text:p text:style-name="P152"><text:bookmark text:name="r-1571787"/><text:span text:style-name="Source_20_Text"><text:span text:style-name="T41">mouseenter()</text:span></text:span><text:bookmark text:name="r-1571794"/><text:bookmark text:name="r-1571791"/></text:p>
          </table:table-cell>
        </table:table-row>
        <table:table-row table:style-name="Tableau1.2">
          <table:table-cell table:style-name="Tableau1.A1" office:value-type="string">
            <text:p text:style-name="P152"><text:bookmark text:name="r-1571790"/>Quitter un élément<text:bookmark text:name="r-1571793"/></text:p>
          </table:table-cell>
          <table:table-cell table:style-name="Tableau1.A1" office:value-type="string">
            <text:p text:style-name="P152"><text:bookmark text:name="r-1571792"/><text:span text:style-name="Source_20_Text"><text:span text:style-name="T41">mouseleave()</text:span></text:span><text:bookmark text:name="r-1571799"/><text:bookmark text:name="r-1571796"/></text:p>
          </table:table-cell>
        </table:table-row>
        <table:table-row table:style-name="Tableau1.3">
          <table:table-cell table:style-name="Tableau1.A1" office:value-type="string">
            <text:p text:style-name="P152"><text:bookmark text:name="r-1571795"/>Presser un bouton de la souris<text:bookmark text:name="r-1571798"/></text:p>
          </table:table-cell>
          <table:table-cell table:style-name="Tableau1.A1" office:value-type="string">
            <text:p text:style-name="P152"><text:bookmark text:name="r-1571797"/><text:span text:style-name="Source_20_Text"><text:span text:style-name="T41">mousedown()</text:span></text:span><text:bookmark text:name="r-1571804"/><text:bookmark text:name="r-1571801"/></text:p>
          </table:table-cell>
        </table:table-row>
        <table:table-row table:style-name="Tableau1.2">
          <table:table-cell table:style-name="Tableau1.A1" office:value-type="string">
            <text:p text:style-name="P152"><text:bookmark text:name="r-1571800"/>Relâcher un bouton de la souris<text:bookmark text:name="r-1571803"/></text:p>
          </table:table-cell>
          <table:table-cell table:style-name="Tableau1.A1" office:value-type="string">
            <text:p text:style-name="P152"><text:bookmark text:name="r-1571802"/><text:span text:style-name="Source_20_Text"><text:span text:style-name="T41">mouseup()</text:span></text:span><text:bookmark text:name="r-1571809"/><text:bookmark text:name="r-1571806"/></text:p>
          </table:table-cell>
        </table:table-row>
        <table:table-row table:style-name="Tableau1.3">
          <table:table-cell table:style-name="Tableau1.A1" office:value-type="string">
            <text:p text:style-name="P152"><text:bookmark text:name="r-1571805"/>Scroller (utiliser la roulette)<text:bookmark text:name="r-1571808"/></text:p>
          </table:table-cell>
          <table:table-cell table:style-name="Tableau1.A1" office:value-type="string">
            <text:p text:style-name="P152"><text:bookmark text:name="r-1571807"/><text:span text:style-name="Source_20_Text"><text:span text:style-name="T41">scroll()</text:span></text:span></text:p>
          </table:table-cell>
        </table:table-row>
      </table:table>
      <text:p text:style-name="Text_20_body"/>
      <text:p text:style-name="P140">Problème rencontré (<text:span text:style-name="T59">non résolu par Kevin) </text:span>: l’événement « perte de focus » fait perdre l’événement click sur bouton envoyer formulaire dans certains cas <text:s/>(1<text:span text:style-name="T29">er</text:span> envoi??) ???</text:p>
      <text:p text:style-name="Text_20_body"/>
      <text:p text:style-name="Text_20_body"><text:line-break/><text:span text:style-name="T42">→</text:span><text:span text:style-name="T43"> Evenements clavier :</text:span></text:p>
      <text:list xml:id="list2701663293" text:style-name="L1">
        <text:list-item>
          <text:p text:style-name="P159"><text:bookmark text:name="r-15718201"/><text:bookmark text:name="r-15718151"/><text:bookmark text:name="r-15718141"/><text:span text:style-name="Source_20_Text"><text:span text:style-name="T9">keydown()</text:span></text:span><text:span text:style-name="T12">, qui se lance lorsqu'une touche du clavier est enfoncée ;</text:span></text:p>
        </text:list-item>
        <text:list-item>
          <text:p text:style-name="P159"><text:bookmark text:name="r-1571817"/><text:bookmark text:name="r-1571816"/><text:span text:style-name="Source_20_Text"><text:span text:style-name="T9">keypress()</text:span></text:span><text:span text:style-name="T12">, qui se lance lorsqu'on maintient une touche enfoncée ;</text:span></text:p>
        </text:list-item>
        <text:list-item>
          <text:p text:style-name="P159"><text:bookmark text:name="r-15718191"/><text:bookmark text:name="r-15718181"/><text:span text:style-name="Source_20_Text"><text:span text:style-name="T9">keyup()</text:span></text:span><text:span text:style-name="T12">, qui se lance lorsqu'on relâche une touche préalablement enfoncée.</text:span></text:p>
        </text:list-item>
      </text:list>
      <text:p text:style-name="P149"><text:bookmark text:name="r-1571821"/><text:span text:style-name="T8">+ fonction keyCode p</text:span><text:span text:style-name="T7">our connaître la touche enfoncée par l'utilisateur. </text:span><text:span text:style-name="T8">(pas compatible tous navigateurs : ruse ci-dessous)</text:span></text:p>
      <text:p text:style-name="P148"><draw:frame draw:style-name="fr1" draw:name="Cadre5" text:anchor-type="paragraph" svg:x="-0.034cm" svg:y="0.258cm" svg:width="17.027cm" draw:z-index="4"><draw:text-box fo:min-height="5.334cm"><text:p text:style-name="P150">$(document).keyup(function(touche){ // on écoute l'évènement keyup()</text:p><text:p text:style-name="P149"><text:s text:c="4"/>var appui = touche.which || touche.keyCode; // le code est compatible tous navigateurs grâce à ces deux propriétés</text:p><text:p text:style-name="P149"><text:s text:c="4"/>if(appui == 13){ // si le code de la touche est égal à 13 (Entrée)</text:p><text:p text:style-name="P149"><text:s text:c="8"/>alert('Vous venez d\'appuyer sur la touche Entrée !'); // on affiche une alerte</text:p><text:p text:style-name="P149"><text:s text:c="4"/>}</text:p><text:p text:style-name="P149">});</text:p><text:p text:style-name="P150"/></draw:text-box></draw:frame><text:soft-page-break/><text:span text:style-name="Source_20_Text"><text:span text:style-name="T17"/></text:span></text:p>
      <text:p text:style-name="P102"><text:span text:style-name="T40">→</text:span> <text:span text:style-name="T40">E</text:span>venements formulaire</text:p>
      <text:p text:style-name="P56"><text:bookmark text:name="r-1571853"/><text:bookmark text:name="r-1571830"/><text:bookmark text:name="r-1571831"/></text:p>
      <table:table table:name="Tableau2" table:style-name="Tableau2">
        <table:table-column table:style-name="Tableau2.A"/>
        <table:table-column table:style-name="Tableau2.B"/>
        <table:table-header-rows>
          <table:table-row>
            <table:table-cell table:style-name="Tableau2.A1" office:value-type="string">
              <text:p text:style-name="P151"><text:bookmark text:name="r-1571827"/><text:bookmark text:name="r-1571826"/>Action<text:bookmark text:name="r-1571829"/></text:p>
            </table:table-cell>
            <table:table-cell table:style-name="Tableau2.A1" office:value-type="string">
              <text:p text:style-name="P151"><text:bookmark text:name="r-1571828"/>Fonction<text:bookmark text:name="r-1571852"/><text:bookmark text:name="r-1571836"/><text:bookmark text:name="r-1571833"/></text:p>
            </table:table-cell>
          </table:table-row>
        </table:table-header-rows>
        <table:table-row table:style-name="Tableau2.2">
          <table:table-cell table:style-name="Tableau2.A1" office:value-type="string">
            <text:p text:style-name="P152"><text:bookmark text:name="r-1571832"/>Focalisation<text:bookmark text:name="r-1571835"/></text:p>
          </table:table-cell>
          <table:table-cell table:style-name="Tableau2.A1" office:value-type="string">
            <text:p text:style-name="P152"><text:bookmark text:name="r-1571834"/><text:span text:style-name="Source_20_Text"><text:span text:style-name="T41">focus()</text:span></text:span><text:bookmark text:name="r-1571841"/><text:bookmark text:name="r-1571838"/></text:p>
          </table:table-cell>
        </table:table-row>
        <table:table-row table:style-name="Tableau2.3">
          <table:table-cell table:style-name="Tableau2.A1" office:value-type="string">
            <text:p text:style-name="P152"><text:bookmark text:name="r-1571837"/>Sélection (p.e. dans une liste)<text:bookmark text:name="r-1571840"/></text:p>
          </table:table-cell>
          <table:table-cell table:style-name="Tableau2.A1" office:value-type="string">
            <text:p text:style-name="P152"><text:bookmark text:name="r-1571839"/><text:span text:style-name="Source_20_Text"><text:span text:style-name="T41">select()</text:span></text:span><text:bookmark text:name="r-1571846"/><text:bookmark text:name="r-1571843"/></text:p>
          </table:table-cell>
        </table:table-row>
        <table:table-row table:style-name="Tableau2.2">
          <table:table-cell table:style-name="Tableau2.A1" office:value-type="string">
            <text:p text:style-name="P152"><text:bookmark text:name="r-1571842"/>Changement de valeur<text:bookmark text:name="r-1571845"/></text:p>
          </table:table-cell>
          <table:table-cell table:style-name="Tableau2.A1" office:value-type="string">
            <text:p text:style-name="P152"><text:bookmark text:name="r-1571844"/><text:span text:style-name="Source_20_Text"><text:span text:style-name="T41">change()</text:span></text:span><text:bookmark text:name="r-1571851"/><text:bookmark text:name="r-1571848"/></text:p>
          </table:table-cell>
        </table:table-row>
        <table:table-row table:style-name="Tableau2.3">
          <table:table-cell table:style-name="Tableau2.A1" office:value-type="string">
            <text:p text:style-name="P152"><text:bookmark text:name="r-1571847"/>Envoi du formulaire<text:bookmark text:name="r-1571850"/></text:p>
          </table:table-cell>
          <table:table-cell table:style-name="Tableau2.A1" office:value-type="string">
            <text:p text:style-name="P152"><text:bookmark text:name="r-1571849"/><text:span text:style-name="Source_20_Text"><text:span text:style-name="T41">submit()</text:span></text:span></text:p>
          </table:table-cell>
        </table:table-row>
      </table:table>
      <text:p text:style-name="Text_20_body"><text:line-break/><text:span text:style-name="T42">→</text:span><text:span text:style-name="T44"> déclenchement virtuel = trigger()</text:span></text:p>
      <text:p text:style-name="P121">Exemple <text:s text:c="2"/>$('p').trigger('click');</text:p>
      <text:p text:style-name="P139">Attention : exécute seulement l’évenement associé. <text:s/>Si on avait mis d’autres actions à faire après, il ne les exécute pas. PreventDefault() ou autre moyen pour exécuter la suite ???</text:p>
      <text:p text:style-name="P121"/>
      <text:p text:style-name="P108">→ annuler le comportement d’un élément par défaut : <text:span text:style-name="T58">e.</text:span>preventDefault()</text:p>
      <text:p text:style-name="P121"/>
      <text:p text:style-name="P104">Les gestionnaires d’événements</text:p>
      <text:p text:style-name="P121">(<text:span text:style-name="T51">utiliser on(), </text:span><text:s/>bind() utilisé auparavant )</text:p>
      <text:p text:style-name="P108"><text:span text:style-name="T51">→ méthode </text:span>on() <text:s/><text:span text:style-name="T51">+ fonction</text:span></text:p>
      <text:p text:style-name="P121">$('button').on('click dblclick', function(){ // on écoute le clic et le double-clic !</text:p>
      <text:p text:style-name="P121"><text:s text:c="4"/>alert('Ce code fonctionne !');</text:p>
      <text:p text:style-name="P121">});</text:p>
      <text:p text:style-name="P121"/>
      <text:p text:style-name="P121"/>
      <text:p text:style-name="P121"/>
      <text:p text:style-name="P109"><text:soft-page-break/><text:span text:style-name="T51">→ méthode </text:span>on() <text:s/><text:span text:style-name="T51">+ objet permettant de lancer une fonction différente suivant le type d’événement :</text:span></text:p>
      <text:p text:style-name="P94"><draw:frame draw:style-name="fr1" draw:name="Cadre6" text:anchor-type="paragraph" svg:x="-0.014cm" svg:y="0.314cm" svg:width="17.066cm" draw:z-index="5"><draw:text-box fo:min-height="6.331cm"><text:p text:style-name="P94">$('button').on({</text:p><text:p text:style-name="P122"><text:s text:c="4"/>click : function(){</text:p><text:p text:style-name="P122"><text:s text:c="8"/>alert('Vous avez cliqué !');</text:p><text:p text:style-name="P122"><text:s text:c="4"/>},</text:p><text:p text:style-name="P122"><text:s text:c="4"/>mouseup : function(){</text:p><text:p text:style-name="P122"><text:s text:c="8"/>alert('Vous avez relâché le clic !');</text:p><text:p text:style-name="P122"><text:s text:c="4"/>}</text:p><text:p text:style-name="P122">});</text:p></draw:text-box></draw:frame></text:p>
      <text:p text:style-name="P103">→ Délégation d’événements (pour éléments créés dynamiquement = non présent dans le code html)</text:p>
      <text:p text:style-name="P95">3 arguments :</text:p>
      <text:p text:style-name="P131"><text:bookmark text:name="r-1571905"/><text:bookmark text:name="r-1571899"/><text:bookmark text:name="r-1571900"/><text:tab/>le type d'évènement ;</text:p>
      <text:p text:style-name="P125"><text:bookmark text:name="r-1571902"/><text:bookmark text:name="r-1571901"/><text:tab/>l'élément sur lequel on veut faire une délégation ;</text:p>
      <text:p text:style-name="P125"><text:bookmark text:name="r-1571903"/><text:bookmark text:name="r-1571904"/><text:tab/>et la fonction de retour.</text:p>
      <text:p text:style-name="P123"><text:span text:style-name="T5">Conseil : <text:s/>lancer la méthode sur le parent non dynamique le plus proche des éléments créés à la volée.</text:span><text:span text:style-name="T50"> </text:span></text:p>
      <text:p text:style-name="P95"><draw:frame draw:style-name="fr1" draw:name="Cadre7" text:anchor-type="paragraph" svg:x="0.004cm" svg:y="0.321cm" svg:width="16.99cm" draw:z-index="6"><draw:text-box fo:min-height="2.494cm"><text:p text:style-name="P95">$('div').on('click', 'p', function(){</text:p><text:p text:style-name="P123"><text:s text:c="4"/>alert('Les paragraphes créés peuvent être cliqués !');</text:p><text:p text:style-name="P123">});</text:p><text:p text:style-name="P123"/></draw:text-box></draw:frame></text:p>
      <text:p text:style-name="P110">→<text:span text:style-name="T52"> Les espaces de nom</text:span></text:p>
      <text:p text:style-name="P95"><draw:frame draw:style-name="fr1" draw:name="Cadre8" text:anchor-type="paragraph" svg:x="0.004cm" svg:y="0.346cm" svg:width="16.99cm" draw:z-index="7"><draw:text-box fo:min-height="5.5cm"><text:p text:style-name="P95">$('button').on('click.nom', function(){</text:p><text:p text:style-name="P123"><text:s text:c="4"/>alert('Premier évènement');</text:p><text:p text:style-name="P123">});</text:p><text:p text:style-name="P123">$('button').on('click.prenom', function(){</text:p><text:p text:style-name="P123"><text:s text:c="4"/>alert('Second évènement');</text:p><text:p text:style-name="P123">});</text:p><text:p text:style-name="P123">$('button').trigger('click.nom'); // exécute le clic, MAIS ne lance que la première alerte !</text:p></draw:text-box></draw:frame></text:p>
      <text:p text:style-name="P110"><text:soft-page-break/>→<text:span text:style-name="T52"> Suppression de gestionnaire ou écouteurs d’événements :</text:span></text:p>
      <text:p text:style-name="P123">$('p').off('click'); // supprime tous les gestionnaires écoutant le clic</text:p>
      <text:p text:style-name="P123">$('p').off(); // supprimer tous les gestionnaires de n'importe quel évènement</text:p>
      <text:p text:style-name="P57">$('body').off('click', 'p'); // supprime tous les gestionnaires d'évènements délégués sur les paragraphes </text:p>
      <text:p text:style-name="P153">$('body').off('click', '**'); // supprime tous les gestionnaires d'évènements délégués</text:p>
      <text:p text:style-name="P123"/>
      <text:p text:style-name="P154">Manipuler le code CSS</text:p>
      <text:p text:style-name="P123"/>
      <text:p text:style-name="P105">Manipuler CSS</text:p>
      <text:p text:style-name="P123">→<text:span text:style-name="T53"> Récupérer la valeur d’une propriété CSS </text:span></text:p>
      <text:p text:style-name="P123">$('p').css('color'); // ma méthode ira chercher la valeur de la propriété "color" et retournera "green"</text:p>
      <text:p text:style-name="P123"/>
      <text:p text:style-name="P123">→<text:span text:style-name="T53"> Définir une propriété CSS </text:span></text:p>
      <text:p text:style-name="P123">$('p').css('color', 'red'); // ma méthode modifiera la propriété "color" et la définira à "red"</text:p>
      <text:p text:style-name="P124"/>
      <text:p text:style-name="P124">→<text:span text:style-name="T53"> Définir plusieurs propriétés CSS grace à un objet :</text:span></text:p>
      <text:p text:style-name="P123">$('p').css({</text:p>
      <text:p text:style-name="P123"><text:s text:c="4"/>color : 'red', // couleur rouge</text:p>
      <text:p text:style-name="P123"><text:s text:c="4"/>width : '300px', // largeur de 300px</text:p>
      <text:p text:style-name="P123"><text:s text:c="4"/>height : '200px' // hauteur de 200px</text:p>
      <text:p text:style-name="P123">});</text:p>
      <text:p text:style-name="P123"/>
      <text:p text:style-name="P123">→<text:span text:style-name="T54"> Attention : tiret pas autorisés dans les identifiants d’un objet : utiliser soit des ‘ <text:s/>‘, soit majuscules :</text:span></text:p>
      <text:p text:style-name="P124">$('p').css({</text:p>
      <text:p text:style-name="P124"><text:s text:c="4"/>borderColor : 'red', // bordure rouge</text:p>
      <text:p text:style-name="P124"><text:s text:c="4"/>paddingRight : '30px', // marge intérieure de 30px</text:p>
      <text:p text:style-name="P124"><text:s text:c="4"/>'margin-left' : '10px' // marge extérieure de 10px</text:p>
      <text:p text:style-name="P124">});</text:p>
      <text:p text:style-name="P138">Attention : float mot clé en JS, le mettre entre ‘ ‘</text:p>
      <text:p text:style-name="P124"/>
      <text:p text:style-name="P111">→<text:span text:style-name="T54"> Positionner des éléments (propriétés left, top, right, bottom) :</text:span></text:p>
      <text:p text:style-name="P138">offset() <text:s/>(position absolue) <text:s/>/ <text:s text:c="2"/>position() <text:s/>(position relative)</text:p>
      <text:p text:style-name="P138"><draw:frame draw:style-name="fr1" draw:name="Cadre10" text:anchor-type="paragraph" svg:x="0.042cm" svg:y="0.019cm" svg:width="16.97cm" draw:z-index="9"><draw:text-box fo:min-height="1.323cm"><text:p text:style-name="P138">$('p').offset().left; // retourne la valeur "left" de l'élément (position absolue)</text:p><text:p text:style-name="P138">$('p').position().top; // retourne la valeur "top" de l'élément (position relative)</text:p></draw:text-box></draw:frame></text:p>
      <text:p text:style-name="P138">Pour positionner :</text:p>
      <text:p text:style-name="P138"><draw:frame draw:style-name="fr1" draw:name="Cadre9" text:anchor-type="paragraph" svg:x="0.004cm" svg:y="0.363cm" svg:width="17.029cm" draw:z-index="8"><draw:text-box fo:min-height="6.69cm"><text:p text:style-name="P138">$('p').offset({</text:p><text:p text:style-name="P138"><text:s text:c="4"/>left : 30,</text:p><text:p text:style-name="P138"><text:s text:c="4"/>top : 200</text:p><text:p text:style-name="P138">});</text:p><text:p text:style-name="P138"/><text:p text:style-name="P138">$('p').position({</text:p><text:p text:style-name="P138"><text:s text:c="4"/>left : 200</text:p><text:p text:style-name="P138">});</text:p><text:p text:style-name="P138"/></draw:text-box></draw:frame><text:soft-page-break/></text:p>
      <text:p text:style-name="P112">→ Gérer les dimensions :</text:p>
      <text:p text:style-name="P92">Soit avec css()</text:p>
      <text:p text:style-name="P92">Soit avec height(), width(), innerHeight(), innerWidth(), outerHeight(), outerWidth()</text:p>
      <text:p text:style-name="P92"/>
      <text:p text:style-name="P92"/>
      <text:p text:style-name="P155">Les effets </text:p>
      <text:p text:style-name="P92"/>
      <text:p text:style-name="P106">Effets : <text:span text:style-name="T63">animate</text:span></text:p>
      <text:p text:style-name="P113">→<text:span text:style-name="T60"> syntaxe</text:span></text:p>
      <text:p text:style-name="P96">sélecteur.animate(<text:span text:style-name="T61">arguments</text:span>) ;</text:p>
      <text:p text:style-name="P92"><draw:frame draw:style-name="fr1" draw:name="Cadre11" text:anchor-type="paragraph" svg:x="-0.034cm" svg:y="0.344cm" svg:width="17.085cm" draw:z-index="10"><draw:text-box fo:min-height="4.177cm"><text:p text:style-name="P92">$('p').animate({</text:p><text:p text:style-name="P92"><text:s text:c="4"/>width : '150px',</text:p><text:p text:style-name="P92"><text:s text:c="4"/>fontSize : '35px', </text:p><text:p text:style-name="P92"><text:s text:c="4"/>marginTop : '50px'</text:p><text:p text:style-name="P92">}, 'fast'); </text:p><text:p text:style-name="P92"/></draw:text-box></draw:frame></text:p>
      <text:p text:style-name="P92"/>
      <text:p text:style-name="P116"><text:span text:style-name="T61">→ arguments</text:span> :</text:p>
      <text:p text:style-name="P96"><text:tab/>- <text:span text:style-name="T61">objet css à appliquer sur le sélecteur.</text:span></text:p>
      <text:p text:style-name="P96"><text:tab/>- duration : le tps de déroulement de l’animation, soit une valeur en millisecondes, soit <text:tab/>‘slow’ <text:tab/>(600ms), ‘normal’ (400ms valeur par défaut), ‘fast’ (200ms)</text:p>
      <text:p text:style-name="P96"><text:tab/>- easing : l’évolution de l’animation, soit ‘swing’ (de + en + vite et ralentit à la fin), soit <text:tab/>‘linear’ (vitesse constante)</text:p>
      <text:p text:style-name="P101">Attention : les 2 arguments suivants sont accessibles seulement en passant par un objet comme 2<text:span text:style-name="T29">e</text:span> argument.</text:p>
      <text:p text:style-name="P96"><text:tab/>- complete : la fonction de retour (callback) exécutée à la fin de l’animation.</text:p>
      <text:p text:style-name="P96"><text:tab/>- <text:span text:style-name="T61">step : lancera une fonction à ch étape de l’animation (= ch propriété css traitée)</text:span></text:p>
      <text:p text:style-name="P96"><draw:frame draw:style-name="fr1" draw:name="Cadre12" text:anchor-type="paragraph" svg:x="-0.014cm" svg:y="0.358cm" svg:width="17.046cm" draw:z-index="11"><draw:text-box fo:min-height="5.973cm"><text:p text:style-name="P96">$('p').animate({<text:tab/></text:p><text:p text:style-name="P51"><text:s text:c="4"/>width : '150px',</text:p><text:p text:style-name="P51"/><text:p text:style-name="P93"><text:s text:c="4"/>fontSize : '35px', </text:p><text:p text:style-name="P93"><text:s text:c="4"/>marginTop : '50px'</text:p><text:p text:style-name="P96">}, 1000, 'linear', function(){</text:p><text:p text:style-name="P96"><text:s text:c="4"/>alert('Animation terminée !');</text:p><text:p text:style-name="P96">}); </text:p><text:p text:style-name="P96"/></draw:text-box></draw:frame><text:soft-page-break/></text:p>
      <text:p text:style-name="P96"/>
      <text:p text:style-name="P120">→<text:span text:style-name="T63"> </text:span>Passer les arguments par un objet : </text:p>
      <text:p text:style-name="P119"><draw:frame draw:style-name="fr1" draw:name="Cadre13" text:anchor-type="paragraph" svg:x="0.004cm" svg:y="0.332cm" svg:width="17.029cm" draw:z-index="12"><draw:text-box fo:min-height="9.035cm"><text:p text:style-name="P96">$('p').animate({</text:p><text:p text:style-name="P51"><text:s text:c="4"/>width : '150px',</text:p><text:p text:style-name="P51"/><text:p text:style-name="P93"><text:s text:c="4"/>fontSize : '35px', </text:p><text:p text:style-name="P93"><text:s text:c="4"/>marginTop : '50px'</text:p><text:p text:style-name="P97">}, {</text:p><text:p text:style-name="P96"><text:s text:c="4"/>duration : 1000,</text:p><text:p text:style-name="P96"><text:s text:c="4"/>easing : 'linear',</text:p><text:p text:style-name="P96"><text:s text:c="4"/>complete : function(){</text:p><text:p text:style-name="P96"><text:s text:c="8"/>alert('Animation terminée !');</text:p><text:p text:style-name="P96"><text:s text:c="4"/>}</text:p><text:p text:style-name="P96">});</text:p></draw:text-box></draw:frame></text:p>
      <text:p text:style-name="P119"/>
      <text:p text:style-name="P119"/>
      <text:p text:style-name="P119"/>
      <text:p text:style-name="P119"/>
      <text:p text:style-name="P119"/>
      <text:p text:style-name="P119"/>
      <text:p text:style-name="P114"><text:soft-page-break/>→<text:span text:style-name="T63"> </text:span>utilisation de queue : </text:p>
      <text:p text:style-name="P101">queue : booléen qui détermine si une animation doit se terminer avant de lancer la suivante (true), ou lancer toutes les animations en mm tps (false) <text:s/>dans le cas de plusieurs animations .</text:p>
      <text:p text:style-name="P98"><draw:frame draw:style-name="fr1" draw:name="Cadre14" text:anchor-type="paragraph" svg:x="0.004cm" svg:y="0.34cm" svg:width="16.99cm" draw:z-index="13"><draw:text-box fo:min-height="9.185cm"><text:p text:style-name="P99">$('p')</text:p><text:p text:style-name="P99"><text:s text:c="4"/>.animate({</text:p><text:p text:style-name="P99"><text:s text:c="8"/>width : '150px'</text:p><text:p text:style-name="P99"><text:s text:c="4"/>}, {</text:p><text:p text:style-name="P99"><text:s text:c="8"/>duration : 1000,</text:p><text:p text:style-name="P99"><text:s text:c="8"/>queue : false</text:p><text:p text:style-name="P99"><text:s text:c="4"/>})</text:p><text:p text:style-name="P99"><text:s text:c="4"/>.animate({</text:p><text:p text:style-name="P99"><text:s text:c="8"/>fontSize : '35px'</text:p><text:p text:style-name="P99"><text:s text:c="4"/>}, 1000);</text:p><text:p text:style-name="P99">// les deux animations se lanceront en même temps</text:p><text:p text:style-name="P96"/></draw:text-box></draw:frame></text:p>
      <text:p text:style-name="P114">→ Définition directe d’attributs :</text:p>
      <text:p text:style-name="P99">pour donner des arguments différents sur ch propriété css :</text:p>
      <text:p text:style-name="P99"><draw:frame draw:style-name="fr1" draw:name="Cadre15" text:anchor-type="paragraph" svg:x="-0.034cm" svg:y="0.303cm" svg:width="17.046cm" draw:z-index="14"><draw:text-box fo:min-height="3.099cm"><text:p text:style-name="P99">$('p').animate({</text:p><text:p text:style-name="P99"><text:s text:c="4"/>fontSize : ['50px', 'linear'], // cette propriété s'animera de façon linéaire</text:p><text:p text:style-name="P99"><text:s text:c="4"/>width : '200px' // les autres s'animeront de la façon définie ensuite : swing</text:p><text:p text:style-name="P99">}, 'swing');</text:p></draw:text-box></draw:frame>autre méthode avec specialEasing</text:p>
      <text:p text:style-name="P114"/>
      <text:p text:style-name="P114">→ Animer les couleurs (pas encore possible directement avec jQuery)</text:p>
      <text:p text:style-name="P141"><text:span text:style-name="T20">télécharger <text:s/>le fichier <text:s text:c="2"/></text:span><text:span text:style-name="T18">jquery.color.js</text:span><text:span text:style-name="T19"> <text:s text:c="2"/></text:span><text:span text:style-name="T20">à inclure dans votre page sur :</text:span><text:span text:style-name="T62"> </text:span></text:p>
      <text:p text:style-name="P142">https://github.com/jquery/jquery-color</text:p>
      <text:p text:style-name="P143"/>
      <text:p text:style-name="P143"/>
      <text:p text:style-name="P143"/>
      <text:p text:style-name="P143"><text:soft-page-break/>→ Ajout de valeurs (nombres entiers) :</text:p>
      <text:p text:style-name="P142"><draw:frame draw:style-name="fr1" draw:name="Cadre16" text:anchor-type="paragraph" svg:x="-0.034cm" svg:y="0.36cm" svg:width="17.009cm" draw:z-index="15"><draw:text-box fo:min-height="3.023cm"><text:p text:style-name="P142">$('p').animate({</text:p><text:p text:style-name="P142"><text:s text:c="4"/>width : '+=50px', // ajoute 50px à la largeur</text:p><text:p text:style-name="P142"><text:s text:c="4"/>height : '-=20px' // enlève 20px à la hauteur</text:p><text:p text:style-name="P142">});</text:p></draw:text-box></draw:frame></text:p>
      <text:p text:style-name="P143">→ Animer les barres de défilement, utiliser les propriétés :</text:p>
      <text:p text:style-name="P142">ScrollTop <text:s text:c="3"/>barres de défilement verticale <text:s/></text:p>
      <text:p text:style-name="P142">ScrollLeft <text:s text:c="3"/>barres de défilement horizontal </text:p>
      <text:p text:style-name="P114"/>
      <text:p text:style-name="P107">Effets : Afficher ou cacher un élément :</text:p>
      <text:p text:style-name="P146">Attention : fonctionne sur <text:s/>propriété css display : none <text:s/>mais pas sur visibility : hidden</text:p>
      <text:p text:style-name="P114">→<text:span text:style-name="T63"> show(), hide() et toggle()</text:span></text:p>
      <text:p text:style-name="P99"><draw:frame draw:style-name="fr1" draw:name="Cadre17" text:anchor-type="paragraph" svg:x="-0.014cm" svg:y="0.328cm" svg:width="17.066cm" draw:z-index="16"><draw:text-box fo:min-height="4.233cm"><text:p text:style-name="P99">$('p').hide('slow'); // cache le paragraphe en 600ms</text:p><text:p text:style-name="P99"/><text:p text:style-name="P99">$('p').show('fast', function(){</text:p><text:p text:style-name="P99"><text:s text:c="4"/>alert('Paragraphe affiché !');</text:p><text:p text:style-name="P99">}); // affiche le paragraphe en 200ms, et lance une alerte à la fin de l'animation</text:p><text:p text:style-name="P99"/><text:p text:style-name="P100">$('p').toggle(true); // aura le même rôle que show()</text:p><text:p text:style-name="P100">$('p').toggle(false); // aura le même rôle que hide()</text:p><text:p text:style-name="P100">$('p').toggle(); // <text:span text:style-name="T64">affiche si caché, cache si affiché</text:span></text:p><text:p text:style-name="P99"/></draw:text-box></draw:frame></text:p>
      <text:p text:style-name="P115">→<text:span text:style-name="T65"> Dérouler et enrouler</text:span></text:p>
      <text:p text:style-name="P144"><text:bookmark text:name="r-1572197"/><text:bookmark text:name="r-1572196"/><text:bookmark text:name="r-1572202"/><text:span text:style-name="Source_20_Text"><text:span text:style-name="T11">slideDown()</text:span></text:span><text:span text:style-name="T14"> déroule l'élément pour l'afficher ;</text:span></text:p>
      <text:p text:style-name="P144"><text:bookmark text:name="r-1572198"/><text:bookmark text:name="r-1572199"/><text:span text:style-name="Source_20_Text"><text:span text:style-name="T9">slideUp()</text:span></text:span><text:span text:style-name="T12"> enroule l'élément pour le cacher ;</text:span></text:p>
      <text:p text:style-name="P144"><text:span text:style-name="Source_20_Text"><text:span text:style-name="T10">s</text:span></text:span><text:span text:style-name="Source_20_Text"><text:span text:style-name="T9">lideToggle()</text:span></text:span><text:span text:style-name="T12"> enroule ou déroule selon l'état courant de l'élément.</text:span></text:p>
      <text:p text:style-name="P115"/>
      <text:p text:style-name="P115"><text:soft-page-break/></text:p>
      <text:p text:style-name="P115">→<text:span text:style-name="T65"> Apparition et disparition</text:span></text:p>
      <text:p text:style-name="P144"><text:bookmark text:name="r-1572207"/><text:bookmark text:name="r-1572206"/><text:bookmark text:name="r-1572212"/><text:span text:style-name="Source_20_Text"><text:span text:style-name="T11">fadeIn()</text:span></text:span><text:span text:style-name="T14"> affiche l'élément progressivement ;</text:span></text:p>
      <text:p text:style-name="P144"><text:bookmark text:name="r-1572208"/><text:bookmark text:name="r-1572209"/><text:span text:style-name="Source_20_Text"><text:span text:style-name="T9">fadeOut()</text:span></text:span><text:span text:style-name="T12"> cache l'élément, en ajustant l'opacité également.</text:span></text:p>
      <text:p text:style-name="P144"><text:bookmark text:name="r-1572210"/><text:bookmark text:name="r-1572211"/><text:span text:style-name="Source_20_Text"><text:span text:style-name="T9">fadeToggle()</text:span></text:span><text:span text:style-name="T12"> affiche ou cache l'élément, grâce à l'opacité.</text:span></text:p>
      <text:p text:style-name="P126"/>
      <text:p text:style-name="P132">Effets : Controle</text:p>
      <text:p text:style-name="P127">Pour un élément qui subit plusieurs animations, on peut manipuler le tableau de fonctions <text:s/>à effectuer avec :</text:p>
      <text:p text:style-name="P127">-queue() permet de rajouter une fonction dans la liste des animations</text:p>
      <text:p text:style-name="P127">-dequeue() stoppe l’animation en cours et passe à la suivante </text:p>
      <text:p text:style-name="P128"><draw:frame draw:style-name="fr1" draw:name="Cadre18" text:anchor-type="paragraph" svg:x="-0.034cm" svg:y="0.328cm" svg:width="17.085cm" draw:z-index="17"><draw:text-box fo:min-height="12.508cm"><text:p text:style-name="P127">$('p')</text:p><text:p text:style-name="P145"><text:s text:c="4"/>.animate({</text:p><text:p text:style-name="P145"><text:s text:c="8"/>fontSize : '+=100px'</text:p><text:p text:style-name="P145"><text:s text:c="4"/>})</text:p><text:p text:style-name="P145"><text:s text:c="4"/>.queue(function(){</text:p><text:p text:style-name="P145"><text:s text:c="8"/>alert('Bonjour !');</text:p><text:p text:style-name="P145"><text:s text:c="8"/>$(this).dequeue();</text:p><text:p text:style-name="P145"><text:s text:c="4"/>})</text:p><text:p text:style-name="P145"><text:s text:c="4"/>.animate({</text:p><text:p text:style-name="P145"><text:s text:c="8"/>fontSize : '-=50px'</text:p><text:p text:style-name="P145"><text:s text:c="4"/>})</text:p><text:p text:style-name="P145"><text:s text:c="4"/>.queue(function(){</text:p><text:p text:style-name="P145"><text:s text:c="8"/>alert('Au revoir !');</text:p><text:p text:style-name="P145"><text:s text:c="8"/>$(this).dequeue();</text:p><text:p text:style-name="P145"><text:s text:c="4"/>});</text:p><text:p text:style-name="P126"/></draw:text-box></draw:frame><text:bookmark text:name="r-1572233"/>Si on analyse l'action de ce code, il se passe ceci :</text:p>
      <text:list xml:id="list2432820770" text:style-name="L2">
        <text:list-item>
          <text:p text:style-name="P161"><text:bookmark text:name="r-1572234"/><text:bookmark text:name="r-1572235"/><text:bookmark text:name="r-1572250"/>la taille de la police augmente de 100 pixels,</text:p>
        </text:list-item>
        <text:list-item>
          <text:p text:style-name="P161"><text:bookmark text:name="r-1572236"/><text:bookmark text:name="r-1572237"/>une nouvelle fonction est ajoutée à la file,</text:p>
        </text:list-item>
        <text:list-item>
          <text:p text:style-name="P161"><text:bookmark text:name="r-1572238"/><text:bookmark text:name="r-1572239"/>une alerte affiche « Bonjour ! »,</text:p>
        </text:list-item>
        <text:list-item>
          <text:p text:style-name="P160"><text:bookmark text:name="r-1572240"/><text:bookmark text:name="r-1572241"/><text:span text:style-name="T12">la méthode </text:span><text:span text:style-name="Source_20_Text"><text:span text:style-name="T9">dequeue()</text:span></text:span><text:span text:style-name="T12"> permet de lancer l'animation suivante ;</text:span></text:p>
        </text:list-item>
        <text:list-item>
          <text:p text:style-name="P161"><text:bookmark text:name="r-1572242"/><text:bookmark text:name="r-1572243"/><text:soft-page-break/>la taille de la police baisse de 50 pixels,</text:p>
        </text:list-item>
        <text:list-item>
          <text:p text:style-name="P161"><text:bookmark text:name="r-1572244"/><text:bookmark text:name="r-1572245"/>une nouvelle fonction est ajoutée à la file,</text:p>
        </text:list-item>
        <text:list-item>
          <text:p text:style-name="P161"><text:bookmark text:name="r-1572246"/><text:bookmark text:name="r-1572247"/>une alerte affiche « Au revoir ! »,</text:p>
        </text:list-item>
        <text:list-item>
          <text:p text:style-name="P160"><text:bookmark text:name="r-1572248"/><text:bookmark text:name="r-1572249"/><text:span text:style-name="T12">la méthode </text:span><text:span text:style-name="Source_20_Text"><text:span text:style-name="T9">dequeue()</text:span></text:span><text:span text:style-name="T12"> permet de ne pas entraver les futures animations sur l'élément.</text:span></text:p>
        </text:list-item>
      </text:list>
      <text:p text:style-name="P128"/>
      <text:p text:style-name="P117"><text:span text:style-name="T12">→</text:span><text:span text:style-name="T13"> Suppression de fonctions non exécutées : <text:s/>clearQueue()</text:span></text:p>
      <text:p text:style-name="P118"><text:span text:style-name="T12">→</text:span><text:span text:style-name="T13"> Arréter les animations : <text:s/>stop()</text:span></text:p>
      <text:p text:style-name="P118"><text:span text:style-name="T12">→</text:span><text:span text:style-name="T13"> Désactiver toutes les animations : <text:s/>propriété <text:s text:c="2"/>jQuery.fx.off à passer à true</text:span></text:p>
      <text:p text:style-name="P129"/>
      <text:p text:style-name="P129"/>
      <text:p text:style-name="P156">Manier les attributs et classes</text:p>
      <text:p text:style-name="P133"/>
      <text:p text:style-name="P133">Attribut : Récupérer la valeur ou la modifier : Attr()</text:p>
      <text:p text:style-name="P14">→<text:span text:style-name="T57"> méthode attr() pour récup ou modif des attributs</text:span></text:p>
      <text:p text:style-name="P48">1<text:span text:style-name="T29">er</text:span> argument = nom de l’attribut</text:p>
      <text:p text:style-name="P48">2<text:span text:style-name="T29">e</text:span> argument uniquement pour modifier l’attribut = valeur de l’attribut</text:p>
      <text:p text:style-name="P42"><draw:frame draw:style-name="fr1" draw:name="Cadre19" text:anchor-type="paragraph" svg:x="-0.034cm" svg:y="0.445cm" svg:width="17.066cm" draw:z-index="18"><draw:text-box fo:min-height="5.387cm"><text:p text:style-name="P41">// méthode <text:span text:style-name="T66">simple </text:span></text:p><text:p text:style-name="P41">$('img').attr('src', 'nouveauChemin/photo.png');</text:p><text:p text:style-name="P40">$('img').attr('alt', 'Nouvelle photo');</text:p><text:p text:style-name="P40">$('img').attr('title', 'Nouvelle photo');</text:p><text:p text:style-name="P40"/><text:p text:style-name="P42">// <text:span text:style-name="T66">méthode avec un objet en argument plus performante si plusieurs attributs à modifier </text:span></text:p><text:p text:style-name="P42">$('img').attr({</text:p><text:p text:style-name="P40"><text:s text:c="4"/>src : 'nouveauChemin/photo.png',</text:p><text:p text:style-name="P40"><text:s text:c="4"/>alt : 'Nouvelle photo',</text:p><text:p text:style-name="P40"><text:s text:c="4"/>title : 'Nouvelle photo'</text:p><text:p text:style-name="P40">});</text:p><text:p text:style-name="P40"/></draw:text-box></draw:frame></text:p>
      <text:p text:style-name="P15">→<text:span text:style-name="T67"> </text:span>possibilité de passer le résultat d’une fonction comme valeur d’attribut :</text:p>
      <text:p text:style-name="P47"/>
      <text:p text:style-name="P48"><draw:frame draw:style-name="fr1" draw:name="Cadre20" text:anchor-type="paragraph" svg:x="0.004cm" svg:y="0.037cm" svg:width="16.972cm" draw:z-index="19"><draw:text-box fo:min-height="1.418cm"><text:p text:style-name="P46">$('img').attr('alt', function(index, valeur){</text:p><text:p text:style-name="P46"><text:s text:c="4"/>return index + 'ème élément - ' + valeur;</text:p><text:p text:style-name="P46">});</text:p></draw:text-box></draw:frame><text:span text:style-name="T42">→ Pour supprimer un attribut : removeAttr()</text:span> <text:s text:c="2"/></text:p>
      <text:p text:style-name="P48">plus propre que le mettre à valeur nulle </text:p>
      <text:p text:style-name="P48"/>
      <text:p text:style-name="P47"/>
      <text:p text:style-name="P47"/>
      <text:p text:style-name="P47"/>
      <text:p text:style-name="P12">Gérer les classes d’un élément :</text:p>
      <text:p text:style-name="P42"/>
      <text:p text:style-name="P42">→<text:span text:style-name="T67"> Ajouter une classe : addClass()</text:span></text:p>
      <text:p text:style-name="P42"><draw:frame draw:style-name="fr1" draw:name="Cadre21" text:anchor-type="paragraph" svg:x="-0.014cm" svg:y="0.467cm" svg:width="16.99cm" draw:z-index="20"><draw:text-box fo:min-height="2.514cm"><text:p text:style-name="P42">$('.vert').attr('class', 'rouge'); // cet élément aura la classe .rouge</text:p><text:p text:style-name="P42"/><text:p text:style-name="P42">$('.vert').addClass('rouge'); // cet élément aura les classes .vert et .rouge</text:p><text:p text:style-name="P42"/><text:p text:style-name="P42">$('.vert').addClass('rouge bleu jaune'); // cet élément aura les classes .vert, .rouge, .bleu et .jaune</text:p></draw:text-box></draw:frame></text:p>
      <text:p text:style-name="P45"/>
      <text:p text:style-name="P45"/>
      <text:p text:style-name="P45"/>
      <text:p text:style-name="P45"/>
      <text:p text:style-name="P45"/>
      <text:p text:style-name="P45"><text:soft-page-break/>→<text:span text:style-name="T68"> Supprimer une classe : removeClass()</text:span></text:p>
      <text:p text:style-name="P45"/>
      <text:p text:style-name="P45"><draw:frame draw:style-name="fr1" draw:name="Cadre22" text:anchor-type="paragraph" svg:x="0.023cm" svg:y="0.005cm" svg:width="16.97cm" draw:z-index="31"><draw:text-box fo:min-height="1.473cm"><text:p text:style-name="P42">$('p').removeClass('vert'); // supprime la classe .vert de l'élément</text:p><text:p text:style-name="P42"/><text:p text:style-name="P42">$('p').removeClass('vert rouge bleu'); // supprimer les classes .vert, .rouge et .bleu</text:p></draw:text-box></draw:frame></text:p>
      <text:p text:style-name="P42">→<text:span text:style-name="T68"> Présence d’une classe : hasClass() renvoie booleen</text:span></text:p>
      <text:p text:style-name="P42"><draw:frame draw:style-name="fr1" draw:name="Cadre23" text:anchor-type="paragraph" svg:x="0.004cm" svg:y="0.482cm" svg:width="17.048cm" draw:z-index="21"><draw:text-box fo:min-height="1.512cm"><text:p text:style-name="P42">if( $('p').hasClass('vert') ){ // si l'élément possède la classe .vert</text:p><text:p text:style-name="P42"><text:s text:c="4"/>alert('Ce paragraphe est vert !'); // on affiche une alerte</text:p><text:p text:style-name="P42">}</text:p><text:p text:style-name="P42"/></draw:text-box></draw:frame></text:p>
      <text:p text:style-name="P42">→<text:span text:style-name="T68"> Switcher une classe : toggleClass()</text:span></text:p>
      <text:p text:style-name="P60"><draw:frame draw:style-name="fr1" draw:name="Cadre24" text:anchor-type="paragraph" svg:x="0.004cm" svg:y="0.471cm" svg:width="17.029cm" draw:z-index="22"><draw:text-box fo:min-height="3.459cm"><text:p text:style-name="P42">$('p').toggleClass('vert'); // ajoute la classe .vert si elle n'existe pas, sinon, la supprime</text:p><text:p text:style-name="P42"/><text:p text:style-name="P42">// <text:span text:style-name="T68">ajoute la classe vert </text:span></text:p><text:p text:style-name="P42">$('p').toggleClass('vert', true);</text:p><text:p text:style-name="P42"/><text:p text:style-name="P42">// <text:span text:style-name="T68">supprime la classe vert</text:span></text:p><text:p text:style-name="P42">$('p').toggleClass('vert', false);</text:p><text:p text:style-name="P60"/></draw:text-box></draw:frame></text:p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56">Parcourir les éléments du DOM</text:p>
      <text:p text:style-name="P129"/>
      <text:p text:style-name="P134">La descendance</text:p>
      <text:p text:style-name="P129"><text:span text:style-name="T42">→</text:span><text:span text:style-name="T46"> Pour accéder aux parents</text:span><text:span text:style-name="T69"> : parent() (= parent direct) ou parents() (=tous les ancetres)</text:span></text:p>
      <text:p text:style-name="P129"><draw:frame draw:style-name="fr1" draw:name="Cadre25" text:anchor-type="paragraph" svg:x="-0.014cm" svg:y="0.293cm" svg:width="17.066cm" draw:z-index="23"><draw:text-box fo:min-height="1.7cm"><text:p text:style-name="P129">$('a').parent().css('color', 'blue'); <text:s/>// <text:s/>c'est le parent de l'enfant <text:span text:style-name="T69">qui</text:span> verra son texte devenir bleu</text:p><text:p text:style-name="P129">$('a').parent('.texte'); // retourne seulement l'ensemble des blocs parents ayant la classe .texte</text:p><text:p text:style-name="P129">$('a').parents(); // cible tous les éléments ancêtres du lien : paragraphe, bloc(s), balise &lt;body&gt;...</text:p></draw:text-box></draw:frame></text:p>
      <text:p text:style-name="P129"><text:span text:style-name="T42">→</text:span><text:span text:style-name="T46"> Pour accéder aux enfants</text:span><text:span text:style-name="T69"> : children() <text:s/>(=enfants directs) ou find() <text:s/>(=tous les descendants)</text:span></text:p>
      <text:p text:style-name="P58"><draw:frame draw:style-name="fr1" draw:name="Cadre26" text:anchor-type="paragraph" svg:x="0.004cm" svg:y="0.347cm" svg:width="17.085cm" draw:z-index="24"><draw:text-box fo:min-height="2.06cm"><text:p text:style-name="P58">$('div').children(); // cible l'élément enfant direct du bloc div </text:p><text:p text:style-name="P153">$('div').children('p'); // cible seulement l'ensemble des paragraphes enfants du bloc div</text:p><text:p text:style-name="P137">$('body').find('p'); // cible l'ensemble des paragraphes contenus dans le corps du document, quelle que soit leur position !</text:p></draw:text-box></draw:frame></text:p>
      <text:p text:style-name="P59">→<text:span text:style-name="T70"> Pour accéder aux frères :</text:span></text:p>
      <text:p text:style-name="P58"/>
      <text:p text:style-name="P147"><text:bookmark text:name="r-1572379"/><text:bookmark text:name="r-1572371"/><text:bookmark text:name="r-1572372"/><text:span text:style-name="Source_20_Text"><text:span text:style-name="T9">prev()</text:span></text:span><text:span text:style-name="T12">, qui sélectionne l'élément frère </text:span><text:span text:style-name="Strong_20_Emphasis"><text:span text:style-name="T12">précédant</text:span></text:span><text:span text:style-name="T12"> directement l'objet ciblé ;</text:span></text:p>
      <text:p text:style-name="P147"><text:bookmark text:name="r-1572374"/><text:bookmark text:name="r-1572373"/><text:span text:style-name="Source_20_Text"><text:span text:style-name="T9">next()</text:span></text:span><text:span text:style-name="T12">, qui sélectionne l'élément frère </text:span><text:span text:style-name="Strong_20_Emphasis"><text:span text:style-name="T12">suivant</text:span></text:span><text:span text:style-name="T12"> directement l'objet ciblé ;</text:span></text:p>
      <text:p text:style-name="P147"><text:bookmark text:name="r-1572376"/><text:bookmark text:name="r-1572375"/><text:span text:style-name="Source_20_Text"><text:span text:style-name="T9">prevAll()</text:span></text:span><text:span text:style-name="T12">, qui sélectionne tous les éléments frères </text:span><text:span text:style-name="Strong_20_Emphasis"><text:span text:style-name="T12">précédant</text:span></text:span><text:span text:style-name="T12"> l'objet ciblé ;</text:span></text:p>
      <text:p text:style-name="P147"><text:bookmark text:name="r-1572377"/><text:bookmark text:name="r-1572378"/><text:span text:style-name="Source_20_Text"><text:span text:style-name="T9">nextAll()</text:span></text:span><text:span text:style-name="T12">, qui sélectionne tous les éléments frères </text:span><text:span text:style-name="Strong_20_Emphasis"><text:span text:style-name="T12">suivant</text:span></text:span><text:span text:style-name="T12"> l'objet ciblé.</text:span></text:p>
      <text:p text:style-name="P129"/>
      <text:p text:style-name="P135">Filtres</text:p>
      <text:p text:style-name="P136">→<text:span text:style-name="T75"> </text:span>méthodes : filter(), <text:s text:c="2"/>not(), <text:s text:c="2"/>eq(), <text:s text:c="2"/>slice()</text:p>
      <text:p text:style-name="P130"><draw:frame draw:style-name="fr1" draw:name="Cadre27" text:anchor-type="paragraph" svg:x="-0.014cm" svg:y="0.314cm" svg:width="17.046cm" draw:z-index="25"><draw:text-box fo:min-height="5.387cm"><text:p text:style-name="P130">$('p').filter('.texte'); // supprime de la sélection tous les paragraphes n'ayant pas la classe .texte</text:p><text:p text:style-name="P130">$('p').filter('.texte, #description');</text:p><text:p text:style-name="P130">// supprime de la sélection tous les paragraphes n'ayant pas la classe .texte ou l'identifiant #description</text:p><text:p text:style-name="P130"/><text:p text:style-name="P130">$('p').eq(2); // cible le troisième paragraphe trouvé (l'index commence à 0)</text:p><text:p text:style-name="P130"/><text:p text:style-name="P130">$('div').slice(1, 3); // garde seulement les blocs div ayant l'index <text:s/>compris entre 1 et 3 non compris = index 1 et 2</text:p></draw:text-box></draw:frame></text:p>
      <text:p text:style-name="P136"><text:soft-page-break/>→ vérifier le type d’un élément : is()</text:p>
      <text:p text:style-name="P130">$('#monId').is('div'); <text:s text:c="3"/>→ renvoie true si balise &lt;div&gt;, false sinon</text:p>
      <text:p text:style-name="P130"/>
      <text:p text:style-name="P130"/>
      <text:p text:style-name="P130"><text:span text:style-name="T45">Boucler sur la sélection</text:span> </text:p>
      <text:p text:style-name="P130">méthode each()</text:p>
      <text:p text:style-name="P130"><draw:frame draw:style-name="fr1" draw:name="Cadre28" text:anchor-type="paragraph" svg:x="-0.014cm" svg:y="0.328cm" svg:width="17.046cm" draw:z-index="26"><draw:text-box fo:min-height="2.418cm"><text:p text:style-name="P130">$('p').each( function(){</text:p><text:p text:style-name="P130"><text:s text:c="4"/>alert( $(this).text() ); // $(this) représente l'objet courant</text:p><text:p text:style-name="P130">} );</text:p></draw:text-box></draw:frame></text:p>
      <text:p text:style-name="P130"/>
      <text:p text:style-name="P157">Manipuler le code HTML</text:p>
      <text:p text:style-name="P66"/>
      <text:p text:style-name="P91"><text:span text:style-name="T47">Récupérer ou modifier un contenu </text:span><text:span text:style-name="T48">textuel</text:span><text:span text:style-name="T47">:</text:span></text:p>
      <text:p text:style-name="P50">(uniquement du texte sans balises <text:s/>= textContent)</text:p>
      <text:p text:style-name="P38"/>
      <text:p text:style-name="P43">→<text:span text:style-name="T56"> méthode text() pour récupérer ou modifier un contenu textuel (balise &lt;p&gt; par ex)</text:span></text:p>
      <text:p text:style-name="P50">S’arrète à la 1ère occurrence trouvée</text:p>
      <text:p text:style-name="P43"><draw:frame draw:style-name="fr1" draw:name="Cadre29" text:anchor-type="paragraph" svg:x="-0.053cm" svg:y="0.466cm" svg:width="17.066cm" draw:z-index="27"><draw:text-box fo:min-height="1.039cm"><text:p text:style-name="P49">$(‘<text:span text:style-name="T72">p</text:span>’).text() <text:s/>renvoie le texte du <text:span text:style-name="T72">1</text:span><text:span text:style-name="T30">er</text:span><text:span text:style-name="T72"> </text:span>paragraphe</text:p><text:p text:style-name="P49">$(‘#monParagraph’).text(‘<text:span text:style-name="T72">ceci est du texte</text:span>’) <text:s/><text:span text:style-name="T71">modifie le texte</text:span></text:p><text:p text:style-name="P43"/></draw:text-box></draw:frame></text:p>
      <text:p text:style-name="P43"/>
      <text:p text:style-name="P77">Récupérer ou modifier un contenu <text:span text:style-name="T72">html</text:span>:</text:p>
      <text:p text:style-name="P63">(texte + balises <text:s/>= innerHTML)</text:p>
      <text:p text:style-name="P63"/>
      <text:p text:style-name="P80">→ méthode html() pour récupérer ou modifier un contenu html</text:p>
      <text:p text:style-name="P63">s’arrète <text:s/>à <text:s/>la 1ere occurrence trouvée</text:p>
      <text:p text:style-name="P61"><draw:frame draw:style-name="fr1" draw:name="Cadre30" text:anchor-type="paragraph" svg:x="0.023cm" svg:y="0.446cm" svg:width="17.029cm" draw:z-index="28"><draw:text-box fo:min-height="1.416cm"><text:p text:style-name="P61">$('div').html(); // renvoie le code HTML contenu dans ce bloc div</text:p><text:p text:style-name="P61"/><text:p text:style-name="P61">$('div').html('&lt;p&gt;Nouveau &lt;strong&gt;code&lt;/strong&gt; !&lt;/p&gt;'); // remplace le code HTML actuel par celui-ci</text:p></draw:text-box></draw:frame></text:p>
      <text:p text:style-name="P79">→<text:span text:style-name="T72"> ajouter du contenu Html  dans un élément : prepend() et append()</text:span></text:p>
      <text:p text:style-name="P64">+ appendTo() et prependTo() (fonctionne à l’envers)</text:p>
      <text:p text:style-name="P61"><draw:frame draw:style-name="fr1" draw:name="Cadre31" text:anchor-type="paragraph" svg:x="-0.014cm" svg:y="0.453cm" svg:width="17.122cm" draw:z-index="29"><draw:text-box fo:min-height="1.021cm"><text:p text:style-name="P61">$('p').prepend('&lt;strong&gt;Texte inséré avant le contenu actuel.&lt;/strong&gt; ');</text:p><text:p text:style-name="P61">$('p').prepend( $('h1') ); <text:s/>// <text:span text:style-name="T73">déplace &lt;h1&gt; pour l’ajouter avant le contenu actuel du paragraphe.</text:span></text:p><text:p text:style-name="P61"/><text:p text:style-name="P61">$('p').append( $('h1') );</text:p><text:p text:style-name="P61">$('h1').appendTo( $('p') ); // <text:span text:style-name="T73">équivalent à la ligne précédente</text:span></text:p><text:p text:style-name="P61"/></draw:text-box></draw:frame></text:p>
      <text:p text:style-name="P61">→<text:span text:style-name="T73"> ajouter du contenu html avant ou après l’élément : before() et after()</text:span></text:p>
      <text:p text:style-name="P64">+ insertBefore() et insertAfter() <text:s text:c="3"/><text:span text:style-name="T74">(fonctionne comme append, prepend, appendTo et prependTo)</text:span></text:p>
      <text:p text:style-name="P65">le nouvel devient le frère situé immédiatement à coté de l’élément puisqu’il est ajouté dans le parent de l’élément.</text:p>
      <text:p text:style-name="P65"/>
      <text:p text:style-name="P65"/>
      <text:p text:style-name="P65"/>
      <text:p text:style-name="P78">Récupérer ou modifier <text:span text:style-name="T74">le</text:span> contenu <text:span text:style-name="T74">des éléments de formulaire </text:span>:</text:p>
      <text:p text:style-name="P65"/>
      <text:p text:style-name="P39">→<text:span text:style-name="T55"> méthode val() pour récupérer le contenu d’un champ </text:span></text:p>
      <text:p text:style-name="P62"><draw:frame draw:style-name="fr1" draw:name="Cadre32" text:anchor-type="paragraph" svg:x="0.004cm" svg:y="0.462cm" svg:width="17.029cm" draw:z-index="30"><draw:text-box fo:min-height="1.475cm"><text:p text:style-name="P39">$('input').val(); // retourne le contenu de l'élément input</text:p><text:p text:style-name="P39"/><text:p text:style-name="P39">$('input').val('Nouvelle valeur !'); // modifie le contenu actuel de l'élément (écrase puis écrit)</text:p></draw:text-box></draw:frame></text:p>
      <text:p text:style-name="P39"><text:span text:style-name="T16">+ </text:span><text:span text:style-name="T15"><text:s/>propriété length <text:s text:c="5"/>$(this).val().length</text:span></text:p>
      <text:p text:style-name="P83"><text:soft-page-break/>Cloner des éléments </text:p>
      <text:p text:style-name="P65"><draw:frame draw:style-name="fr1" draw:name="Cadre33" text:anchor-type="paragraph" svg:x="-0.034cm" svg:y="1.242cm" svg:width="17.066cm" draw:z-index="32"><draw:text-box fo:min-height="2.344cm"><text:p text:style-name="P65">var $clone = $('.objet').clone(); // on clone notre élément</text:p><text:p text:style-name="P65">$('body').append($clone); // puis on l'ajoute à la fin de notre document !</text:p><text:p text:style-name="P65"/><text:p text:style-name="P65">// on peut également tout écrire sur une seule ligne grâce au chaînage de méthode :</text:p><text:p text:style-name="P65">$('.objet').clone().appendTo('body');</text:p></draw:text-box></draw:frame></text:p>
      <text:p text:style-name="P67">clone() <text:s/>(ou clone(true) indique de cloner également les événements associés ) <text:s text:c="3"/>+ append()</text:p>
      <text:p text:style-name="P67"/>
      <text:p text:style-name="P67"/>
      <text:p text:style-name="P84">Vider – supprimer des éléments</text:p>
      <text:p text:style-name="P68">empty() et remove()</text:p>
      <text:p text:style-name="P68"/>
      <text:p text:style-name="P68"><draw:frame draw:style-name="fr1" draw:name="Cadre34" text:anchor-type="paragraph" svg:x="-0.014cm" svg:y="0.452cm" svg:width="17.083cm" draw:z-index="33"><draw:text-box fo:min-height="2.93cm"><text:p text:style-name="P68">$('p').empty(); // vide l'élément, seules subsisteront les balises &lt;p&gt;&lt;/p&gt; et leurs attributs</text:p><text:p text:style-name="P68"/><text:p text:style-name="P68">$('p').remove(); // supprime l'élément, avec son contenu, rien n'en restera</text:p><text:p text:style-name="P68">$('div').remove('.suppression'); // supprime les éléments portant la classe .suppression parmi les blocs div trouvés</text:p><text:p text:style-name="P68"/></draw:text-box></draw:frame></text:p>
      <text:p text:style-name="P85">Remplacer des éléments </text:p>
      <text:p text:style-name="P69">replaceWith() et replaceAll()</text:p>
      <text:p text:style-name="P69"><draw:frame draw:style-name="fr1" draw:name="Cadre35" text:anchor-type="paragraph" svg:x="-0.014cm" svg:y="0.445cm" svg:width="16.99cm" draw:z-index="34"><draw:text-box fo:min-height="3.78cm"><text:p text:style-name="P69">$('.pomme').replaceWith('&lt;p&gt;Cet élément a été remplacé !&lt;/p&gt;');</text:p><text:p text:style-name="P69">// on remplace l'élément .pomme par un nouvel élément créé pour l'occasion</text:p><text:p text:style-name="P69"/><text:p text:style-name="P69">$('.pomme').replaceWith( $('.poire') );</text:p><text:p text:style-name="P69">// ici, l'élément .pomme est remplacé par l'élément .poire, ce dernier va se déplacer</text:p><text:p text:style-name="P69"/><text:p text:style-name="P69">$('.poire').replaceAll('.pomme');</text:p><text:p text:style-name="P69">// inversement, on ordonne aux éléments .poire de remplacer tous les éléments .pomme trouvés</text:p></draw:text-box></draw:frame></text:p>
      <text:p text:style-name="P69"/>
      <text:p text:style-name="P86">Envelopper/ déballer des éléments (Ajouter ou enlever un parent)</text:p>
      <text:p text:style-name="P70"/>
      <text:p text:style-name="P81">→ wrap() , unwrap(),<text:span text:style-name="T76"> wrapAll() et WrapInner</text:span></text:p>
      <text:p text:style-name="P88">&lt;p / &gt; <text:s/>balise auto-fermante équivalent à &lt;p&gt; &lt;/p&gt; </text:p>
      <text:p text:style-name="P70"/>
      <text:p text:style-name="P70"><draw:frame draw:style-name="fr1" draw:name="Cadre36" text:anchor-type="paragraph" svg:x="-0.034cm" svg:y="0.007cm" svg:width="17.085cm" draw:z-index="35"><draw:text-box fo:min-height="2.381cm"><text:p text:style-name="P70">$('strong').wrap('&lt;p /&gt;'); // entoure les balises &lt;strong&gt;&lt;/strong&gt; de balises de paragraphe</text:p><text:p text:style-name="P70">$('span').wrap('&lt;p class="description" /&gt;'); // il est possible de donner des attributs au nouveau parent</text:p><text:p text:style-name="P70"/><text:p text:style-name="P70">$('span').unwrap(); // détruit le parent de tous les span</text:p><text:p text:style-name="P70"/><text:p text:style-name="P70">$('li').wrapAll('&lt;ul /&gt;'); // entoure tous les &lt;li&gt;&lt;/li&gt; d'un seul parent commun <text:span text:style-name="T76">avec une seule balise &lt;ul&gt;</text:span></text:p><text:p text:style-name="P70"/><text:p text:style-name="P70">$('p').wrapInner('&lt;strong /&gt;'); // entoure le contenu de<text:span text:style-name="T76">s</text:span> balises <text:s/><text:span text:style-name="T76">&lt;p&gt; <text:s text:c="2"/>avec </text:span>&lt;strong&gt;&lt;/strong&gt;</text:p><text:p text:style-name="P70"/></draw:text-box></draw:frame></text:p>
      <text:p text:style-name="P87"><text:soft-page-break/>Créer des éléments à la volée</text:p>
      <text:p text:style-name="P70"/>
      <text:p text:style-name="P73">utilisation de la fonction principale jQuery() , c’est <text:s/>à dire $() pour créer le nouvel élément+ l’ajouter au dom</text:p>
      <text:p text:style-name="P70"><draw:frame draw:style-name="fr1" draw:name="Cadre37" text:anchor-type="paragraph" svg:x="-0.014cm" svg:y="0.425cm" svg:width="17.027cm" draw:z-index="36"><draw:text-box fo:min-height="2.891cm"><text:p text:style-name="P70">$('&lt;div /&gt;').appendTo('body'); // créé un nouveau bloc div, et le place à la fin du corps du document</text:p><text:p text:style-name="P70"/><text:p text:style-name="P70">var $lien = $('&lt;a href="http://www.siteduzero.com/"&gt;Le Site du Zéro !&lt;/a&gt;'); </text:p><text:p text:style-name="P70">// la variable contiendra l'élément lui-même, ainsi que son contenu</text:p><text:p text:style-name="P70">// n'oubliez pas de placer l'élément ensuite :</text:p><text:p text:style-name="P71">$<text:span text:style-name="T77">lien</text:span>.appendTo('body');</text:p><text:p text:style-name="P70"/></draw:text-box></draw:frame></text:p>
      <text:p text:style-name="P70"><text:span text:style-name="T42">→</text:span><text:span text:style-name="T49"> syntaxe pour passer bcp d’attributs</text:span><text:span text:style-name="T77"> = passer un objet  en 2</text:span><text:span text:style-name="T31">e</text:span><text:span text:style-name="T77"> argument:</text:span></text:p>
      <text:p text:style-name="P72">(initialisation possible d’événements en tant que propriétés</text:p>
      <text:p text:style-name="P70"><draw:frame draw:style-name="fr1" draw:name="Cadre38" text:anchor-type="paragraph" svg:x="-0.034cm" svg:y="0.464cm" svg:width="17.103cm" draw:z-index="37"><draw:text-box fo:min-height="3.836cm"><text:p text:style-name="P70">$('&lt;div /&gt;', {</text:p><text:p text:style-name="P70"><text:s text:c="4"/>id : "bloc", // identifiant de l'élément</text:p><text:p text:style-name="P70"><text:s text:c="4"/>css : { // style css de l'élément</text:p><text:p text:style-name="P70"><text:s text:c="8"/>color : "red",</text:p><text:p text:style-name="P70"><text:s text:c="8"/>fontSize : "30px"</text:p><text:p text:style-name="P70"><text:s text:c="4"/>}</text:p><text:p text:style-name="P70"><text:s text:c="4"/>// etc...</text:p><text:p text:style-name="P70">});</text:p><text:p text:style-name="P70"/></draw:text-box></draw:frame></text:p>
      <text:p text:style-name="P70"/>
      <text:p text:style-name="P81">→<text:span text:style-name="T78"> Attention attribut class</text:span></text:p>
      <text:p text:style-name="P72">le mettre entre ‘ <text:s/>‘ <text:s text:c="2"/>ou <text:s/><text:span text:style-name="T79">" " <text:s/>car par supporté en javascript (=mot-clé).</text:span></text:p>
      <text:p text:style-name="P70"/>
      <text:p text:style-name="P70"/>
      <text:p text:style-name="P81">→<text:span text:style-name="T78"> le cas Internet Explorer pour attributs type et name</text:span></text:p>
      <text:p text:style-name="P72">IE ne supporte pas de voir les propriétés type et name dans un objet : </text:p>
      <text:p text:style-name="P72"/>
      <text:p text:style-name="P72"><draw:frame draw:style-name="fr1" draw:name="Cadre39" text:anchor-type="paragraph" svg:x="-0.034cm" svg:y="0.439cm" svg:width="17.027cm" draw:z-index="38"><draw:text-box fo:min-height="3.798cm"><text:p text:style-name="P72">$('&lt;input /&gt;', {</text:p><text:p text:style-name="P72"><text:s text:c="4"/>type : "text",</text:p><text:p text:style-name="P72"><text:s text:c="4"/>name : "pseudo"</text:p><text:p text:style-name="P72">}); // non supporté par IE</text:p><text:p text:style-name="P72"/><text:p text:style-name="P72">$('&lt;input type="text" /&gt;').attr({</text:p><text:p text:style-name="P72"><text:s text:c="4"/>name : "pseudo"</text:p><text:p text:style-name="P72">}); // bonne façon de procéder</text:p><text:p text:style-name="P72"/></draw:text-box></draw:frame></text:p>
      <text:p text:style-name="P72"/>
      <text:p text:style-name="P72"/>
      <text:p text:style-name="P72"/>
      <text:p text:style-name="P70"/>
      <text:p text:style-name="P70"/>
      <text:p text:style-name="P70"/>
      <text:p text:style-name="P70"/>
      <text:p text:style-name="P70"/>
      <text:p text:style-name="P89"><text:soft-page-break/>Plugins JQuery</text:p>
      <text:p text:style-name="P69"/>
      <text:p text:style-name="P69"/>
      <text:p text:style-name="P69"/>
      <text:p text:style-name="P82">→ Différents sites pour chercher des plugins :</text:p>
      <text:p text:style-name="P74"/>
      <text:p text:style-name="P69"><text:a xlink:type="simple" xlink:href="http://www.unheap.com/" text:style-name="Internet_20_link" text:visited-style-name="Visited_20_Internet_20_Link">http://www.unheap.com/</text:a></text:p>
      <text:p text:style-name="P69"/>
      <text:p text:style-name="P69"><text:a xlink:type="simple" xlink:href="http://www.jquerylist.com/" text:style-name="Internet_20_link" text:visited-style-name="Visited_20_Internet_20_Link">http://www.jquerylist.com/</text:a></text:p>
      <text:p text:style-name="P69"/>
      <text:p text:style-name="P69"><text:a xlink:type="simple" xlink:href="https://plugins.jquery.com/" text:style-name="Internet_20_link" text:visited-style-name="Visited_20_Internet_20_Link">https://plugins.jquery.com/</text:a></text:p>
      <text:p text:style-name="P69"/>
      <text:p text:style-name="P69"/>
      <text:p text:style-name="P82">→ Un plugin pour gérer les cookies</text:p>
      <text:p text:style-name="P74">(un cookie est un petit fichier texte qui permet à un serveur de déposer er relire <text:s/>qq infos sur l’ordi client pour faciliter la navig<text:span text:style-name="T80">ation </text:span>sur un site</text:p>
      <text:p text:style-name="P74"/>
      <text:p text:style-name="P69">https://github.com/carhartl/jquery-cookie/blob/master/jquery.cookie.js</text:p>
      <text:p text:style-name="P69"/>
      <text:p text:style-name="P68"/>
      <text:p text:style-name="P75">JqueryUI : plugin (très utilisé) pour faire :</text:p>
      <text:p text:style-name="P75">→ interactions</text:p>
      <text:p text:style-name="P75"><text:tab/>- drag and drop</text:p>
      <text:p text:style-name="P75"><text:tab/>- fenetre resizable</text:p>
      <text:p text:style-name="P75"><text:tab/>-selectable et sortable</text:p>
      <text:p text:style-name="P75">→ widget (éléments graphiques)</text:p>
      <text:p text:style-name="P75"><text:tab/>-accordion</text:p>
      <text:p text:style-name="P75"><text:tab/>-autocomplete</text:p>
      <text:p text:style-name="P75"><text:tab/>-button, checkboxradio, controlgroup</text:p>
      <text:p text:style-name="P75"><text:tab/>- datepicker</text:p>
      <text:p text:style-name="P75"><text:tab/>-dialog box</text:p>
      <text:p text:style-name="P75"><text:tab/>-menu, selectmenu</text:p>
      <text:p text:style-name="P75"><text:tab/>-progressbar, </text:p>
      <text:p text:style-name="P75"><text:tab/>-slider </text:p>
      <text:p text:style-name="P75"><text:tab/>-spinner</text:p>
      <text:p text:style-name="P75"><text:tab/>-tabs = onglet</text:p>
      <text:p text:style-name="P75"><text:tab/>-tooltip = infosbulle</text:p>
      <text:p text:style-name="P75">→<text:span text:style-name="T81"> Effects + color effects</text:span></text:p>
      <text:p text:style-name="P75"/>
      <text:p text:style-name="P75"/>
      <text:p text:style-name="P76">Pour les styles css, le dernier fichier chargé « a raison »</text:p>
      <text:p text:style-name="P76"/>
      <text:p text:style-name="P67"/>
      <text:p text:style-name="P67"/>
      <text:p text:style-name="P65"/>
      <text:p text:style-name="P6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egoe UI" svg:font-family="'Segoe UI'"/>
    <style:font-face style:name="Source Sans Pro" svg:font-family="'Source Sans Pro', sans-serif"/>
    <style:font-face style:name="monospace" svg:font-family="monospace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4T11:20:57.536000000</meta:creation-date>
    <meta:generator>LibreOffice/5.4.3.2$Windows_X86_64 LibreOffice_project/92a7159f7e4af62137622921e809f8546db437e5</meta:generator>
    <dc:date>2018-01-19T15:57:21.547000000</dc:date>
    <meta:editing-duration>PT23H12M38S</meta:editing-duration>
    <meta:editing-cycles>36</meta:editing-cycles>
    <meta:document-statistic meta:table-count="2" meta:image-count="0" meta:object-count="0" meta:page-count="24" meta:paragraph-count="515" meta:word-count="3280" meta:character-count="22519" meta:non-whitespace-character-count="19053"/>
  </office:meta>
</office:document-meta>
</file>